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co25" style:family="table-column">
      <style:table-column-properties fo:break-before="auto" style:column-width="35.49pt"/>
    </style:style>
    <style:style style:name="co26" style:family="table-column">
      <style:table-column-properties fo:break-before="auto" style:column-width="387.84pt"/>
    </style:style>
    <style:style style:name="co27" style:family="table-column">
      <style:table-column-properties fo:break-before="auto" style:column-width="49.44pt"/>
    </style:style>
    <style:style style:name="co28" style:family="table-column">
      <style:table-column-properties fo:break-before="auto" style:column-width="182.95pt"/>
    </style:style>
    <style:style style:name="co29" style:family="table-column">
      <style:table-column-properties fo:break-before="auto" style:column-width="61.71pt"/>
    </style:style>
    <style:style style:name="co30" style:family="table-column">
      <style:table-column-properties fo:break-before="auto" style:column-width="200.64pt"/>
    </style:style>
    <style:style style:name="co31" style:family="table-column">
      <style:table-column-properties fo:break-before="auto" style:column-width="54.79pt"/>
    </style:style>
    <style:style style:name="co32" style:family="table-column">
      <style:table-column-properties fo:break-before="auto" style:column-width="83.96pt"/>
    </style:style>
    <style:style style:name="ro6" style:family="table-row">
      <style:table-row-properties style:row-height="14.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1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websites">
      <style:table-properties table:display="true" style:writing-mode="lr-tb"/>
    </style:style>
    <style:style style:name="ta5" style:family="table" style:master-page-name="PageStyle_5f_anti-CV">
      <style:table-properties table:display="true" style:writing-mode="lr-tb"/>
    </style:style>
    <style:style style:name="ta6" style:family="table" style:master-page-name="PageStyle_5f_WP-group">
      <style:table-properties table:display="true" style:writing-mode="lr-tb"/>
    </style:style>
    <style:style style:name="ta7" style:family="table" style:master-page-name="PageStyle_5f_filter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style:rotation-align="none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169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1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1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8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1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1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1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8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19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1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1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19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2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20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20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2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8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2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25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8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6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0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262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6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0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0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0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0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0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0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1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1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1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18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2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4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2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0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ackground-color="#fff2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54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29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9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33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6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30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14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3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3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3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3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32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32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3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33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3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3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3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33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4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4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3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3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3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34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34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3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3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5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5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3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56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5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8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6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7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2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0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3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0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3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3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3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3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3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3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3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3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4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4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4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4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4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4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48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9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0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4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5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5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9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7">
        <office:forms form:automatic-focus="false" form:apply-design-mode="false"/>
        <table:table-column table:style-name="co25" table:default-cell-style-name="ce4"/>
        <table:table-column table:style-name="co26" table:default-cell-style-name="ce15"/>
        <table:table-column table:style-name="co27" table:default-cell-style-name="ce23"/>
        <table:table-column table:style-name="co28" table:default-cell-style-name="ce273"/>
        <table:table-column table:style-name="co29" table:default-cell-style-name="ce40"/>
        <table:table-column table:style-name="co30" table:default-cell-style-name="ce50"/>
        <table:table-column table:style-name="co31" table:default-cell-style-name="ce55"/>
        <table:table-column table:style-name="co32" table:number-columns-repeated="3" table:default-cell-style-name="ce273"/>
        <table:table-column table:style-name="co32" table:default-cell-style-name="ce56"/>
        <table:table-column table:style-name="co32" table:number-columns-repeated="2" table:default-cell-style-name="ce273"/>
        <table:table-column table:style-name="co9" table:number-columns-repeated="1011" table:default-cell-style-name="ce273"/>
        <table:table-row table:style-name="ro1">
          <table:table-cell table:style-name="ce228" office:value-type="string" calcext:value-type="string">
            <text:p>No</text:p>
          </table:table-cell>
          <table:table-cell table:style-name="ce228" office:value-type="string" calcext:value-type="string">
            <text:p>Filter</text:p>
          </table:table-cell>
          <table:table-cell table:style-name="ce250" office:value-type="string" calcext:value-type="string">
            <text:p>Type</text:p>
          </table:table-cell>
          <table:table-cell table:style-name="ce228" office:value-type="string" calcext:value-type="string">
            <text:p>Link</text:p>
          </table:table-cell>
          <table:table-cell table:style-name="ce283" office:value-type="string" calcext:value-type="string">
            <text:p>Check</text:p>
          </table:table-cell>
          <table:table-cell table:style-name="ce293" office:value-type="string" calcext:value-type="string">
            <text:p>Notes</text:p>
          </table:table-cell>
          <table:table-cell table:style-name="ce305" office:value-type="string" calcext:value-type="string">
            <text:p>Push</text:p>
          </table:table-cell>
          <table:table-cell table:style-name="ce228" office:value-type="string" calcext:value-type="string">
            <text:p>Kolumna1</text:p>
          </table:table-cell>
          <table:table-cell table:style-name="ce228" office:value-type="string" calcext:value-type="string">
            <text:p>Kolumna2</text:p>
          </table:table-cell>
          <table:table-cell table:style-name="ce228" office:value-type="string" calcext:value-type="string">
            <text:p>Kolumna3</text:p>
          </table:table-cell>
          <table:table-cell table:style-name="ce228" office:value-type="string" calcext:value-type="string">
            <text:p>Kolumna4</text:p>
          </table:table-cell>
          <table:table-cell table:style-name="ce228" office:value-type="string" calcext:value-type="string">
            <text:p>Kolumna5</text:p>
          </table:table-cell>
          <table:table-cell table:style-name="ce228" office:value-type="string" calcext:value-type="string">
            <text:p>Kolumna6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34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235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34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1">
          <table:table-cell table:style-name="ce3"/>
          <table:table-cell table:style-name="ce235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34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235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34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2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34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235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34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34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34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235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34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235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34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35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34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235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34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235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34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235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34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235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235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235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style-name="ce60" table:number-columns-repeated="101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34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style-name="ce60"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235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34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235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34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235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34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235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34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235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34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235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34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235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235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34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235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34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235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34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235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34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235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235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34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235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34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235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34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235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34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235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235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234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235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234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235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34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235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234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235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34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235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234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235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234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235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35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234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235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34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235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34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34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235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234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234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234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235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234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235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234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235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234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34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34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235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234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234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235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34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234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235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234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235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234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34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235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34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34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34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235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234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235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234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235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34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235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34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35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234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235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234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235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234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235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234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234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234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235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234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235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234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235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234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235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235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234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235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8</text:p>
          </table:table-cell>
          <table:table-cell table:style-name="ce234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9</text:p>
          </table:table-cell>
          <table:table-cell table:style-name="ce234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0</text:p>
          </table:table-cell>
          <table:table-cell table:style-name="ce235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1</text:p>
          </table:table-cell>
          <table:table-cell table:style-name="ce234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2</text:p>
          </table:table-cell>
          <table:table-cell table:style-name="ce235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3</text:p>
          </table:table-cell>
          <table:table-cell table:style-name="ce235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4</text:p>
          </table:table-cell>
          <table:table-cell table:style-name="ce235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5</text:p>
          </table:table-cell>
          <table:table-cell table:style-name="ce235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6</text:p>
          </table:table-cell>
          <table:table-cell table:style-name="ce234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7</text:p>
          </table:table-cell>
          <table:table-cell table:style-name="ce234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8</text:p>
          </table:table-cell>
          <table:table-cell table:style-name="ce235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9</text:p>
          </table:table-cell>
          <table:table-cell table:style-name="ce234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0</text:p>
          </table:table-cell>
          <table:table-cell table:style-name="ce234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1</text:p>
          </table:table-cell>
          <table:table-cell table:style-name="ce234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2</text:p>
          </table:table-cell>
          <table:table-cell table:style-name="ce235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3</text:p>
          </table:table-cell>
          <table:table-cell table:style-name="ce234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4</text:p>
          </table:table-cell>
          <table:table-cell table:style-name="ce235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5</text:p>
          </table:table-cell>
          <table:table-cell table:style-name="ce234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6</text:p>
          </table:table-cell>
          <table:table-cell table:style-name="ce235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7</text:p>
          </table:table-cell>
          <table:table-cell table:style-name="ce234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8</text:p>
          </table:table-cell>
          <table:table-cell table:style-name="ce235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9</text:p>
          </table:table-cell>
          <table:table-cell table:style-name="ce234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0</text:p>
          </table:table-cell>
          <table:table-cell table:style-name="ce235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234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2</text:p>
          </table:table-cell>
          <table:table-cell table:style-name="ce234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234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234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55</text:p>
          </table:table-cell>
          <table:table-cell table:style-name="ce235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6</text:p>
          </table:table-cell>
          <table:table-cell table:style-name="ce235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7</text:p>
          </table:table-cell>
          <table:table-cell table:style-name="ce234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8</text:p>
          </table:table-cell>
          <table:table-cell table:style-name="ce234"/>
          <table:table-cell table:style-name="ce17" table:content-validation-name="val1"/>
          <table:table-cell table:style-name="ce23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9</text:p>
          </table:table-cell>
          <table:table-cell table:style-name="ce235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60</text:p>
          </table:table-cell>
          <table:table-cell table:style-name="ce234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1</text:p>
          </table:table-cell>
          <table:table-cell table:style-name="ce234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2</text:p>
          </table:table-cell>
          <table:table-cell table:style-name="ce235"/>
          <table:table-cell table:style-name="ce18" table:content-validation-name="val1"/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3</text:p>
          </table:table-cell>
          <table:table-cell table:style-name="ce234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34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4</text:p>
          </table:table-cell>
          <table:table-cell table:style-name="ce235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5</text:p>
          </table:table-cell>
          <table:table-cell table:style-name="ce235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35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6</text:p>
          </table:table-cell>
          <table:table-cell table:style-name="ce234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7</text:p>
          </table:table-cell>
          <table:table-cell table:style-name="ce235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8</text:p>
          </table:table-cell>
          <table:table-cell table:style-name="ce234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34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9</text:p>
          </table:table-cell>
          <table:table-cell table:style-name="ce235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0</text:p>
          </table:table-cell>
          <table:table-cell table:style-name="ce234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34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1</text:p>
          </table:table-cell>
          <table:table-cell table:style-name="ce235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2</text:p>
          </table:table-cell>
          <table:table-cell table:style-name="ce234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3</text:p>
          </table:table-cell>
          <table:table-cell table:style-name="ce235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4</text:p>
          </table:table-cell>
          <table:table-cell table:style-name="ce234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34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5</text:p>
          </table:table-cell>
          <table:table-cell table:style-name="ce235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35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6</text:p>
          </table:table-cell>
          <table:table-cell table:style-name="ce234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7</text:p>
          </table:table-cell>
          <table:table-cell table:style-name="ce235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8</text:p>
          </table:table-cell>
          <table:table-cell table:style-name="ce234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9</text:p>
          </table:table-cell>
          <table:table-cell table:style-name="ce235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1</text:p>
          </table:table-cell>
          <table:table-cell table:style-name="ce234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2</text:p>
          </table:table-cell>
          <table:table-cell table:style-name="ce234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34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/>
          <table:table-cell table:style-name="ce234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/>
          <table:table-cell table:style-name="ce235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3</text:p>
          </table:table-cell>
          <table:table-cell table:style-name="ce234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34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234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5</text:p>
          </table:table-cell>
          <table:table-cell table:style-name="ce234"/>
          <table:table-cell table:style-name="ce17" table:content-validation-name="val1"/>
          <table:table-cell table:style-name="ce23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6</text:p>
          </table:table-cell>
          <table:table-cell table:style-name="ce235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7</text:p>
          </table:table-cell>
          <table:table-cell table:style-name="ce234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8</text:p>
          </table:table-cell>
          <table:table-cell table:style-name="ce234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9</text:p>
          </table:table-cell>
          <table:table-cell table:style-name="ce235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0</text:p>
          </table:table-cell>
          <table:table-cell table:style-name="ce234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1</text:p>
          </table:table-cell>
          <table:table-cell table:style-name="ce235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2</text:p>
          </table:table-cell>
          <table:table-cell table:style-name="ce234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93</text:p>
          </table:table-cell>
          <table:table-cell table:style-name="ce235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4</text:p>
          </table:table-cell>
          <table:table-cell table:style-name="ce234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5</text:p>
          </table:table-cell>
          <table:table-cell table:style-name="ce234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6</text:p>
          </table:table-cell>
          <table:table-cell table:style-name="ce235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7</text:p>
          </table:table-cell>
          <table:table-cell table:style-name="ce234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8</text:p>
          </table:table-cell>
          <table:table-cell table:style-name="ce235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9</text:p>
          </table:table-cell>
          <table:table-cell table:style-name="ce234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0</text:p>
          </table:table-cell>
          <table:table-cell table:style-name="ce235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1</text:p>
          </table:table-cell>
          <table:table-cell table:style-name="ce235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2</text:p>
          </table:table-cell>
          <table:table-cell table:style-name="ce234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3</text:p>
          </table:table-cell>
          <table:table-cell table:style-name="ce234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4</text:p>
          </table:table-cell>
          <table:table-cell table:style-name="ce235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5</text:p>
          </table:table-cell>
          <table:table-cell table:style-name="ce234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6</text:p>
          </table:table-cell>
          <table:table-cell table:style-name="ce235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style-name="ce59"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7</text:p>
          </table:table-cell>
          <table:table-cell table:style-name="ce235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8</text:p>
          </table:table-cell>
          <table:table-cell table:style-name="ce235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9</text:p>
          </table:table-cell>
          <table:table-cell table:style-name="ce234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0</text:p>
          </table:table-cell>
          <table:table-cell table:style-name="ce235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234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2</text:p>
          </table:table-cell>
          <table:table-cell table:style-name="ce235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3</text:p>
          </table:table-cell>
          <table:table-cell table:style-name="ce234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4</text:p>
          </table:table-cell>
          <table:table-cell table:style-name="ce235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5</text:p>
          </table:table-cell>
          <table:table-cell table:style-name="ce234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6</text:p>
          </table:table-cell>
          <table:table-cell table:style-name="ce235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7</text:p>
          </table:table-cell>
          <table:table-cell table:style-name="ce235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8</text:p>
          </table:table-cell>
          <table:table-cell table:style-name="ce234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9</text:p>
          </table:table-cell>
          <table:table-cell table:style-name="ce235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0</text:p>
          </table:table-cell>
          <table:table-cell table:style-name="ce234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1</text:p>
          </table:table-cell>
          <table:table-cell table:style-name="ce235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2</text:p>
          </table:table-cell>
          <table:table-cell table:style-name="ce235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3</text:p>
          </table:table-cell>
          <table:table-cell table:style-name="ce235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4</text:p>
          </table:table-cell>
          <table:table-cell table:style-name="ce234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225</text:p>
          </table:table-cell>
          <table:table-cell table:style-name="ce234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6</text:p>
          </table:table-cell>
          <table:table-cell table:style-name="ce235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7</text:p>
          </table:table-cell>
          <table:table-cell table:style-name="ce234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8</text:p>
          </table:table-cell>
          <table:table-cell table:style-name="ce234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9</text:p>
          </table:table-cell>
          <table:table-cell table:style-name="ce235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0</text:p>
          </table:table-cell>
          <table:table-cell table:style-name="ce234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1</text:p>
          </table:table-cell>
          <table:table-cell table:style-name="ce235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2</text:p>
          </table:table-cell>
          <table:table-cell table:style-name="ce234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3</text:p>
          </table:table-cell>
          <table:table-cell table:style-name="ce234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4</text:p>
          </table:table-cell>
          <table:table-cell table:style-name="ce235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5</text:p>
          </table:table-cell>
          <table:table-cell table:style-name="ce235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6</text:p>
          </table:table-cell>
          <table:table-cell table:style-name="ce234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7</text:p>
          </table:table-cell>
          <table:table-cell table:style-name="ce234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8</text:p>
          </table:table-cell>
          <table:table-cell table:style-name="ce234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9</text:p>
          </table:table-cell>
          <table:table-cell table:style-name="ce235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0</text:p>
          </table:table-cell>
          <table:table-cell table:style-name="ce234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1</text:p>
          </table:table-cell>
          <table:table-cell table:style-name="ce235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2</text:p>
          </table:table-cell>
          <table:table-cell table:style-name="ce234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3</text:p>
          </table:table-cell>
          <table:table-cell table:style-name="ce234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4</text:p>
          </table:table-cell>
          <table:table-cell table:style-name="ce235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5</text:p>
          </table:table-cell>
          <table:table-cell table:style-name="ce234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6</text:p>
          </table:table-cell>
          <table:table-cell table:style-name="ce234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7</text:p>
          </table:table-cell>
          <table:table-cell table:style-name="ce235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8</text:p>
          </table:table-cell>
          <table:table-cell table:style-name="ce235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9</text:p>
          </table:table-cell>
          <table:table-cell table:style-name="ce234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0</text:p>
          </table:table-cell>
          <table:table-cell table:style-name="ce235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234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2</text:p>
          </table:table-cell>
          <table:table-cell table:style-name="ce235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3</text:p>
          </table:table-cell>
          <table:table-cell table:style-name="ce234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4</text:p>
          </table:table-cell>
          <table:table-cell table:style-name="ce235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5</text:p>
          </table:table-cell>
          <table:table-cell table:style-name="ce234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6</text:p>
          </table:table-cell>
          <table:table-cell table:style-name="ce234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7</text:p>
          </table:table-cell>
          <table:table-cell table:style-name="ce235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string" calcext:value-type="string">
            <text:p>258</text:p>
          </table:table-cell>
          <table:table-cell table:style-name="ce234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9</text:p>
          </table:table-cell>
          <table:table-cell table:style-name="ce234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0</text:p>
          </table:table-cell>
          <table:table-cell table:style-name="ce235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1</text:p>
          </table:table-cell>
          <table:table-cell table:style-name="ce235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2</text:p>
          </table:table-cell>
          <table:table-cell table:style-name="ce234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3</text:p>
          </table:table-cell>
          <table:table-cell table:style-name="ce235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4</text:p>
          </table:table-cell>
          <table:table-cell table:style-name="ce235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5</text:p>
          </table:table-cell>
          <table:table-cell table:style-name="ce234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6</text:p>
          </table:table-cell>
          <table:table-cell table:style-name="ce235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7</text:p>
          </table:table-cell>
          <table:table-cell table:style-name="ce234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8</text:p>
          </table:table-cell>
          <table:table-cell table:style-name="ce235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9</text:p>
          </table:table-cell>
          <table:table-cell table:style-name="ce234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0</text:p>
          </table:table-cell>
          <table:table-cell table:style-name="ce235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1</text:p>
          </table:table-cell>
          <table:table-cell table:style-name="ce234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2</text:p>
          </table:table-cell>
          <table:table-cell table:style-name="ce235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3</text:p>
          </table:table-cell>
          <table:table-cell table:style-name="ce234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4</text:p>
          </table:table-cell>
          <table:table-cell table:style-name="ce235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5</text:p>
          </table:table-cell>
          <table:table-cell table:style-name="ce234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6</text:p>
          </table:table-cell>
          <table:table-cell table:style-name="ce234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7</text:p>
          </table:table-cell>
          <table:table-cell table:style-name="ce234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8</text:p>
          </table:table-cell>
          <table:table-cell table:style-name="ce234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9</text:p>
          </table:table-cell>
          <table:table-cell table:style-name="ce234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1</text:p>
          </table:table-cell>
          <table:table-cell table:style-name="ce235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2</text:p>
          </table:table-cell>
          <table:table-cell table:style-name="ce234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3</text:p>
          </table:table-cell>
          <table:table-cell table:style-name="ce234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4</text:p>
          </table:table-cell>
          <table:table-cell table:style-name="ce234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5</text:p>
          </table:table-cell>
          <table:table-cell table:style-name="ce235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6</text:p>
          </table:table-cell>
          <table:table-cell table:style-name="ce234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7</text:p>
          </table:table-cell>
          <table:table-cell table:style-name="ce235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8</text:p>
          </table:table-cell>
          <table:table-cell table:style-name="ce235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9</text:p>
          </table:table-cell>
          <table:table-cell table:style-name="ce234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0</text:p>
          </table:table-cell>
          <table:table-cell table:style-name="ce235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1</text:p>
          </table:table-cell>
          <table:table-cell table:style-name="ce235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2</text:p>
          </table:table-cell>
          <table:table-cell table:style-name="ce234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3</text:p>
          </table:table-cell>
          <table:table-cell table:style-name="ce235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4</text:p>
          </table:table-cell>
          <table:table-cell table:style-name="ce234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5</text:p>
          </table:table-cell>
          <table:table-cell table:style-name="ce235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8</text:p>
          </table:table-cell>
          <table:table-cell table:style-name="ce234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9</text:p>
          </table:table-cell>
          <table:table-cell table:style-name="ce234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0</text:p>
          </table:table-cell>
          <table:table-cell table:style-name="ce235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9" office:value-type="string" calcext:value-type="string">
            <text:p>HIDE</text:p>
          </table:table-cell>
          <table:table-cell table:style-name="ce234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1</text:p>
          </table:table-cell>
          <table:table-cell table:style-name="ce235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2</text:p>
          </table:table-cell>
          <table:table-cell table:style-name="ce234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3</text:p>
          </table:table-cell>
          <table:table-cell table:style-name="ce235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4</text:p>
          </table:table-cell>
          <table:table-cell table:style-name="ce235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5</text:p>
          </table:table-cell>
          <table:table-cell table:style-name="ce234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6</text:p>
          </table:table-cell>
          <table:table-cell table:style-name="ce234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7</text:p>
          </table:table-cell>
          <table:table-cell table:style-name="ce235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8</text:p>
          </table:table-cell>
          <table:table-cell table:style-name="ce235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9</text:p>
          </table:table-cell>
          <table:table-cell table:style-name="ce234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0</text:p>
          </table:table-cell>
          <table:table-cell table:style-name="ce235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1</text:p>
          </table:table-cell>
          <table:table-cell table:style-name="ce234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2</text:p>
          </table:table-cell>
          <table:table-cell table:style-name="ce235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3</text:p>
          </table:table-cell>
          <table:table-cell table:style-name="ce234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4</text:p>
          </table:table-cell>
          <table:table-cell table:style-name="ce235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5</text:p>
          </table:table-cell>
          <table:table-cell table:style-name="ce235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6</text:p>
          </table:table-cell>
          <table:table-cell table:style-name="ce234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7</text:p>
          </table:table-cell>
          <table:table-cell table:style-name="ce235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8</text:p>
          </table:table-cell>
          <table:table-cell table:style-name="ce234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9</text:p>
          </table:table-cell>
          <table:table-cell table:style-name="ce235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0</text:p>
          </table:table-cell>
          <table:table-cell table:style-name="ce234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1</text:p>
          </table:table-cell>
          <table:table-cell table:style-name="ce235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234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34" office:value-type="string" calcext:value-type="string">
            <text:p>reverted</text:p>
          </table:table-cell>
          <table:table-cell table:style-name="ce234" table:number-columns-repeated="2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3</text:p>
          </table:table-cell>
          <table:table-cell table:style-name="ce235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4</text:p>
          </table:table-cell>
          <table:table-cell table:style-name="ce234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5</text:p>
          </table:table-cell>
          <table:table-cell table:style-name="ce235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6</text:p>
          </table:table-cell>
          <table:table-cell table:style-name="ce234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7</text:p>
          </table:table-cell>
          <table:table-cell table:style-name="ce235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35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8</text:p>
          </table:table-cell>
          <table:table-cell table:style-name="ce234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34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9</text:p>
          </table:table-cell>
          <table:table-cell table:style-name="ce234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34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0</text:p>
          </table:table-cell>
          <table:table-cell table:style-name="ce235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35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1</text:p>
          </table:table-cell>
          <table:table-cell table:style-name="ce234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34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2</text:p>
          </table:table-cell>
          <table:table-cell table:style-name="ce235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35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234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34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4</text:p>
          </table:table-cell>
          <table:table-cell table:style-name="ce235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35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234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34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6</text:p>
          </table:table-cell>
          <table:table-cell table:style-name="ce235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7</text:p>
          </table:table-cell>
          <table:table-cell table:style-name="ce234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9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8</text:p>
          </table:table-cell>
          <table:table-cell table:style-name="ce235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70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9</text:p>
          </table:table-cell>
          <table:table-cell table:style-name="ce235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0</text:p>
          </table:table-cell>
          <table:table-cell table:style-name="ce234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7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0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1</text:p>
          </table:table-cell>
          <table:table-cell table:style-name="ce235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234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7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235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0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234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/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6</text:p>
          </table:table-cell>
          <table:table-cell table:style-name="ce234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7</text:p>
          </table:table-cell>
          <table:table-cell table:style-name="ce235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70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8</text:p>
          </table:table-cell>
          <table:table-cell table:style-name="ce234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9</text:p>
          </table:table-cell>
          <table:table-cell table:style-name="ce235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0</text:p>
          </table:table-cell>
          <table:table-cell table:style-name="ce234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1</text:p>
          </table:table-cell>
          <table:table-cell table:style-name="ce235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234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0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3</text:p>
          </table:table-cell>
          <table:table-cell table:style-name="ce235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234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5</text:p>
          </table:table-cell>
          <table:table-cell table:style-name="ce235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6</text:p>
          </table:table-cell>
          <table:table-cell table:style-name="ce234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0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7</text:p>
          </table:table-cell>
          <table:table-cell table:style-name="ce235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8</text:p>
          </table:table-cell>
          <table:table-cell table:style-name="ce234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0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9</text:p>
          </table:table-cell>
          <table:table-cell table:style-name="ce235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70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0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0</text:p>
          </table:table-cell>
          <table:table-cell table:style-name="ce235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1</text:p>
          </table:table-cell>
          <table:table-cell table:style-name="ce235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2</text:p>
          </table:table-cell>
          <table:table-cell table:style-name="ce234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3</text:p>
          </table:table-cell>
          <table:table-cell table:style-name="ce234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3" office:value-type="string" calcext:value-type="string">
            <text:p>364</text:p>
          </table:table-cell>
          <table:table-cell table:style-name="ce235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5</text:p>
          </table:table-cell>
          <table:table-cell table:style-name="ce234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6</text:p>
          </table:table-cell>
          <table:table-cell table:style-name="ce235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7</text:p>
          </table:table-cell>
          <table:table-cell table:style-name="ce234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8</text:p>
          </table:table-cell>
          <table:table-cell table:style-name="ce234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9</text:p>
          </table:table-cell>
          <table:table-cell table:style-name="ce235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1</text:p>
          </table:table-cell>
          <table:table-cell table:style-name="ce235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2</text:p>
          </table:table-cell>
          <table:table-cell table:style-name="ce235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3</text:p>
          </table:table-cell>
          <table:table-cell table:style-name="ce235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4</text:p>
          </table:table-cell>
          <table:table-cell table:style-name="ce234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5</text:p>
          </table:table-cell>
          <table:table-cell table:style-name="ce235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6</text:p>
          </table:table-cell>
          <table:table-cell table:style-name="ce234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7</text:p>
          </table:table-cell>
          <table:table-cell table:style-name="ce235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8</text:p>
          </table:table-cell>
          <table:table-cell table:style-name="ce235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9</text:p>
          </table:table-cell>
          <table:table-cell table:style-name="ce234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0</text:p>
          </table:table-cell>
          <table:table-cell table:style-name="ce235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1</text:p>
          </table:table-cell>
          <table:table-cell table:style-name="ce234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4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3</text:p>
          </table:table-cell>
          <table:table-cell table:style-name="ce234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4</text:p>
          </table:table-cell>
          <table:table-cell table:style-name="ce234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5</text:p>
          </table:table-cell>
          <table:table-cell table:style-name="ce235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6</text:p>
          </table:table-cell>
          <table:table-cell table:style-name="ce234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235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7</text:p>
          </table:table-cell>
          <table:table-cell table:style-name="ce234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8</text:p>
          </table:table-cell>
          <table:table-cell table:style-name="ce235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9</text:p>
          </table:table-cell>
          <table:table-cell table:style-name="ce234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34" table:number-columns-repeated="3"/>
          <table:table-cell table:style-name="ce234" table:content-validation-name="val1"/>
          <table:table-cell table:style-name="ce23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35" table:number-columns-repeated="3"/>
          <table:table-cell table:style-name="ce235" table:content-validation-name="val1"/>
          <table:table-cell table:style-name="ce23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234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1</text:p>
          </table:table-cell>
          <table:table-cell table:style-name="ce235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234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2</text:p>
          </table:table-cell>
          <table:table-cell table:style-name="ce234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235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5</text:p>
          </table:table-cell>
          <table:table-cell table:style-name="ce235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7</text:p>
          </table:table-cell>
          <table:table-cell table:style-name="ce235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9</text:p>
          </table:table-cell>
          <table:table-cell table:style-name="ce235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1</text:p>
          </table:table-cell>
          <table:table-cell table:style-name="ce235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3</text:p>
          </table:table-cell>
          <table:table-cell table:style-name="ce235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5</text:p>
          </table:table-cell>
          <table:table-cell table:style-name="ce235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7</text:p>
          </table:table-cell>
          <table:table-cell table:style-name="ce235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235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35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235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34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table:style-name="ce235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235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235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235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235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235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235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235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235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235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235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cieszyn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242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3</text:p>
          </table:table-cell>
          <table:table-cell table:style-name="ce242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kierowcyhgv.uk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warzywapolow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petro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235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piszan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242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235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235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235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235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235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235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235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operatorzy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olesnica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235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pozytywniej.pl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235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proszkow.eu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polsatnews.pl/wiadomosc/2020-07-24/polityczna-walka-o-nastepce-rpo-sa-pierwsze-nazwiska/?ref=kafl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3</text:p>
          </table:table-cell>
          <table:table-cell table:style-name="ce242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242"/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6</text:p>
          </table:table-cell>
          <table:table-cell table:style-name="ce246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chamsko.pl/page/29</text:p>
          </table:table-cell>
          <table:table-cell table:style-name="ce38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246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ww.olsztyn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34" office:value-type="string" calcext:value-type="string">
            <text:p>http://openkatalog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246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4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235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stomil.olsztyn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246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4</text:p>
          </table:table-cell>
          <table:table-cell table:style-name="ce246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46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246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246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246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235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90</text:p>
          </table:table-cell>
          <table:table-cell table:style-name="ce235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235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235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2</text:p>
          </table:table-cell>
          <table:table-cell table:style-name="ce246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3</text:p>
          </table:table-cell>
          <table:table-cell table:style-name="ce246" office:value-type="string" calcext:value-type="string">
            <text:p>przekrojlokalny.pl##.banner_zo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4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przemysl24.pl/" xlink:type="simple">https://www.przemysl24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235" office:value-type="string" calcext:value-type="string">
            <text:p>przemysl24.pl##.f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5</text:p>
          </table:table-cell>
          <table:table-cell table:style-name="ce235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radiowrzesnia.pl^*^pum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235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235" office:value-type="string" calcext:value-type="string">
            <text:p>radiofest.pl##.ad-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8</text:p>
          </table:table-cell>
          <table:table-cell table:style-name="ce246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9</text:p>
          </table:table-cell>
          <table:table-cell table:style-name="ce246" office:value-type="string" calcext:value-type="string">
            <text:p>_tauron_750x200.$domain=radioe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www.radioem.pl/" xlink:type="simple">https://www.radioem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0</text:p>
          </table:table-cell>
          <table:table-cell table:style-name="ce235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1</text:p>
          </table:table-cell>
          <table:table-cell table:style-name="ce235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502</text:p>
          </table:table-cell>
          <table:table-cell table:style-name="ce246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3</text:p>
          </table:table-cell>
          <table:table-cell table:style-name="ce246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4</text:p>
          </table:table-cell>
          <table:table-cell table:style-name="ce235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5</text:p>
          </table:table-cell>
          <table:table-cell table:style-name="ce246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6</text:p>
          </table:table-cell>
          <table:table-cell table:style-name="ce235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246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?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9</text:p>
          </table:table-cell>
          <table:table-cell table:style-name="ce246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246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13" office:value-type="string" calcext:value-type="string">
            <text:p>memytutaj.pl#@##top-ad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<text:a xlink:href="http://memytutaj.pl/top" xlink:type="simple">http://memytutaj.pl/top</text:a></text:p>
          </table:table-cell>
          <table:table-cell table:style-name="ce39" office:value-type="string" calcext:value-type="string">
            <text:p>yes</text:p>
          </table:table-cell>
          <table:table-cell table:style-name="ce49" office:value-type="string" calcext:value-type="string">
            <text:p>easylist</text:p>
          </table:table-cell>
          <table:table-cell table:style-name="ce54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246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246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248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2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://www.torun.com.pl/index.php?art_id=*&amp;id_news=*&amp;fbclid=*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35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235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2" office:value-type="string" calcext:value-type="string">
            <text:p><text:a xlink:href="https://www.miechowski.pl/" xlink:type="simple">https://www.miechow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42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42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242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235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235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235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235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34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35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35"/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13" office:value-type="string" calcext:value-type="string">
            <text:p>polska-ie.com#@##adsense</text:p>
          </table:table-cell>
          <table:table-cell table:style-name="ce82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18" office:value-type="string" calcext:value-type="string">
            <text:p>yes</text:p>
          </table:table-cell>
          <table:table-cell table:style-name="ce133" office:value-type="string" calcext:value-type="string">
            <text:p>easylist</text:p>
          </table:table-cell>
          <table:table-cell table:style-name="ce141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235"/>
          <table:table-cell table:style-name="ce18" table:content-validation-name="val1" office:value-type="string" calcext:value-type="string">
            <text:p>BLOCK</text:p>
          </table:table-cell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3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145"/>
          <table:table-cell table:style-name="ce154"/>
          <table:table-cell table:style-name="ce166"/>
          <table:table-cell table:number-columns-repeated="1018"/>
        </table:table-row>
        <table:table-row table:style-name="ro5">
          <table:table-cell table:number-columns-repeated="3"/>
          <table:table-cell table:style-name="ce146"/>
          <table:table-cell table:style-name="ce154"/>
          <table:table-cell table:style-name="ce166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http://radioq.fm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radiofon.fm/" xlink:type="simple">http://radiofon.fm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adiojura.pl/pks-czestochowa-jest-w-fazie-likwidacji-a-kierowcy-za-ten-stan-obwiniaja-rzad.html" xlink:type="simple">https://www.radiojura.pl/pks-czestochowa-jest-w-fazie-likwidacji-a-kierowcy-za-ten-stan-obwiniaja-rzad.htm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yclonslider-reklama</text:p>
          </table:table-cell>
          <table:table-cell/>
          <table:table-cell office:value-type="string" calcext:value-type="string">
            <text:p><text:a xlink:href="https://www.radiopiekary.pl/" xlink:type="simple">https://www.radiopiekary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obliczeniowo.com.pl/2" xlink:type="simple">https://www.obliczeniowo.com.pl/2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234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235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23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string" calcext:value-type="string">
            <text:p>check connection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arihuanamedyczna.com/grafika/nielegalna-marihuana" xlink:type="simple">https://marihuanamedyczna.com/grafika/nielegalna-marihuana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zury.info.pl/" xlink:type="simple">http://mazury.info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/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konstancin.com/" xlink:type="simple">http://www.konstancin.co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/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5"/>
          <table:table-cell table:style-name="ce38"/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234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yptoporadnik.pl/" xlink:type="simple">http://kryptoporadni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kurier-kolski.pl/" xlink:type="simple">https://kurier-kol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kurierzamojski.pl/" xlink:type="simple">https://www.kurierzamoj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 office:value-type="string" calcext:value-type="string">
            <text:p>? Adbanner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lubaczow.tv/choragiew-podkarpacka-zhp/" xlink:type="simple">http://lubaczow.tv/choragiew-podkarpacka-zhp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5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234"/>
          <table:table-cell table:style-name="ce38" office:value-type="string" calcext:value-type="string">
            <text:p>no</text:p>
          </table:table-cell>
          <table:table-cell table:style-name="ce46"/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gazyn.elubin.pl/" xlink:type="simple">http://magazyn.elubin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 office:value-type="string" calcext:value-type="string">
            <text:p>ads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gazyngitarzysta.pl/" xlink:type="simple">https://magazyngitarzys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string" calcext:value-type="string">
            <text:p>broken?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://www.maniak.tv/" xlink:type="simple">http://www.maniak.tv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4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hmkuchnie.eu/" xlink:type="simple">https://mhmkuchnie.e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234" office:value-type="string" calcext:value-type="string">
            <text:p>FooterBanner + 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iludzie.pl/" xlink:type="simple">http://miastoiludzie.pl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5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234"/>
          <table:table-cell table:style-name="ce38" office:value-type="string" calcext:value-type="string">
            <text:p>no</text:p>
          </table:table-cell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iejscawewroclawiu.pl/" xlink:type="simple">https://miejscawewroclawiu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ieszkaniec.pl/" xlink:type="simple">https://mieszkaniec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obileclick.pl/prognoza-pogody-najpopularniejsze-aplikacje-pogodowe-na-androida/" xlink:type="simple">https://mobileclick.pl/prognoza-pogody-najpopularniejsze-aplikacje-pogodowe-na-androida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4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string" calcext:value-type="string">
            <text:p>metaslider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jadieta.pl/" xlink:type="simple">https://www.mojadie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ojewronki.pl/2020/05/pracownicy-samsunga-z-wynikiem-negatywnym/" xlink:type="simple">http://mojewronki.pl/2020/05/pracownicy-samsunga-z-wynikiem-negatywny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www.mojlask.pl/" xlink:type="simple">http://www.mojlas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23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ymma.pl/" xlink:type="simple">https://mymm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34" office:value-type="string" calcext:value-type="string">
            <text:p>1+2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s://mypolacy.nl/" xlink:type="simple">https://mypolacy.n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lakat</text:p>
          </table:table-cell>
          <table:table-cell/>
          <table:table-cell office:value-type="string" calcext:value-type="string">
            <text:p><text:a xlink:href="https://polski-tenis.pl/drugi-start-michalka-w-usa/" xlink:type="simple">https://polski-tenis.pl/drugi-start-michalka-w-us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artozobaczyc</text:p>
          </table:table-cell>
          <table:table-cell/>
          <table:table-cell office:value-type="string" calcext:value-type="string">
            <text:p><text:a xlink:href="http://polskiemiasta.tv/" xlink:type="simple">http://polskiemiast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ja.tv/" xlink:type="simple">https://gaja.tv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ads in the new window</text:p>
          </table:table-cell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mini popups</text:p>
          </table:table-cell>
          <table:table-cell/>
          <table:table-cell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rtal.dlugoleka.pl/" xlink:type="simple">http://portal.dlugoleka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5">
          <table:table-cell table:number-columns-repeated="5"/>
          <table:table-cell table:style-name="ce46"/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rzeambitni.pl/" xlink:type="simple">https://przeambitni.p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nanarty.info/" xlink:type="simple">http://nanarty.info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floryda.com/" xlink:type="simple">https://naszafloryda.com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bramow.pl/" xlink:type="simple">https://naszabramow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http://www.abc-dachy.pl/index2.php?site=publikacje&amp;dzial=Folie%20dachowe&amp;baza=folie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naszekielce.com/" xlink:type="simple">http://naszekielce.com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erspektywy.pl/portal/" xlink:type="simple">http://perspektywy.pl/portal/</text:a>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2szt</text:p>
          </table:table-cell>
          <table:table-cell/>
          <table:table-cell office:value-type="string" calcext:value-type="string">
            <text:p><text:a xlink:href="http://poludnie.com.pl/" xlink:type="simple">http://poludnie.com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polnocna.tv/" xlink:type="simple">http://polnocn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2conv.com/pl53/terms/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3"/>
          <table:table-cell table:style-name="ce235" office:value-type="string" calcext:value-type="string">
            <text:p>^banner-$domain=lubanski.eu</text:p>
          </table:table-cell>
          <table:table-cell/>
          <table:table-cell table:style-name="ce235" office:value-type="string" calcext:value-type="string">
            <text:p><text:a xlink:href="http://www.lubanski.eu/" xlink:type="simple">http://www.lubanski.eu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lubanski.eu###primary-widget-area &gt; .widget_enqtran_images_banner_widg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35" office:value-type="string" calcext:value-type="string">
            <text:p>lubanski.eu##aside[id^="banner-"]</text:p>
          </table:table-cell>
          <table:table-cell table:number-columns-repeated="1020"/>
        </table:table-row>
        <table:table-row table:style-name="ro5" table:number-rows-repeated="104758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ilters.C893:filters.C1048576 filters.C881:filters.C891 filters.C1:filters.C870 filters.C872:filters.C879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992:filters.F1048576 filters.F967:filters.F990 filters.F893:filters.F965 filters.F1:filters.F891">
            <calcext:condition calcext:apply-style-name="Error" calcext:value="=&quot;easylist&quot;" calcext:base-cell-address="filters.F1"/>
          </calcext:conditional-format>
          <calcext:conditional-format calcext:target-range-address="filters.E893:filters.E1048576 filters.E818:filters.E828 filters.E1:filters.E816 filters.E831:filters.E891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893:filters.G1048576 filters.G1:filters.G891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69"/>
        <table:table-row table:style-name="ro6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6" table:number-rows-repeated="10483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ew_sites" table:style-name="ta3">
        <table:table-column table:style-name="co9" table:default-cell-style-name="ce269"/>
        <table:table-column table:style-name="co10" table:default-cell-style-name="ce269"/>
        <table:table-column table:style-name="co11" table:default-cell-style-name="ce269"/>
        <table:table-column table:style-name="co9" table:number-columns-repeated="1021" table:default-cell-style-name="ce269"/>
        <table:table-row table:style-name="ro6">
          <table:table-cell/>
          <table:table-cell table:style-name="ce317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/>
          <table:table-cell table:style-name="ce318" office:value-type="string" calcext:value-type="string">
            <text:p>http://drhtv.com.pl/wyniki-live.html</text:p>
          </table:table-cell>
          <table:table-cell table:style-name="ce319" office:value-type="string" calcext:value-type="string">
            <text:p>difficult</text:p>
          </table:table-cell>
          <table:table-cell table:style-name="ce356" office:value-type="string" calcext:value-type="string">
            <text:p>drhtv.com.pl##a[href*="fortunaaffiliates.com"]</text:p>
          </table:table-cell>
          <table:table-cell table:number-columns-repeated="4"/>
          <table:table-cell table:style-name="ce358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ce318" office:value-type="string" calcext:value-type="string">
            <text:p>http://strims.world/CuprumLubinCzarniRadom.php</text:p>
          </table:table-cell>
          <table:table-cell table:style-name="ce319" office:value-type="string" calcext:value-type="string">
            <text:p>difficult</text:p>
          </table:table-cell>
          <table:table-cell table:number-columns-repeated="4"/>
          <table:table-cell table:style-name="ce319"/>
          <table:table-cell table:style-name="ce359"/>
          <table:table-cell table:style-name="ce319"/>
          <table:table-cell table:style-name="ce235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320"/>
          <table:table-cell table:number-columns-repeated="4"/>
          <table:table-cell table:style-name="ce319"/>
          <table:table-cell table:style-name="ce359"/>
          <table:table-cell table:style-name="ce319"/>
          <table:table-cell table:style-name="ce235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0"/>
          <table:table-cell table:number-columns-repeated="4"/>
          <table:table-cell table:style-name="ce319"/>
          <table:table-cell table:style-name="ce359"/>
          <table:table-cell table:style-name="ce319"/>
          <table:table-cell table:style-name="ce234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0"/>
          <table:table-cell table:number-columns-repeated="4"/>
          <table:table-cell table:style-name="ce319"/>
          <table:table-cell table:style-name="ce360"/>
          <table:table-cell table:style-name="ce319"/>
          <table:table-cell table:style-name="ce235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246"/>
          <table:table-cell table:style-name="ce320"/>
          <table:table-cell table:number-columns-repeated="4"/>
          <table:table-cell table:style-name="ce319"/>
          <table:table-cell table:style-name="ce359"/>
          <table:table-cell table:style-name="ce319"/>
          <table:table-cell table:style-name="ce246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235" office:value-type="string" calcext:value-type="string">
            <text:p>https://extragoals.com/video/cef31c3560</text:p>
          </table:table-cell>
          <table:table-cell table:style-name="ce320"/>
          <table:table-cell table:number-columns-repeated="4"/>
          <table:table-cell table:style-name="ce319"/>
          <table:table-cell table:style-name="ce359"/>
          <table:table-cell table:style-name="ce319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246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20"/>
          <table:table-cell table:number-columns-repeated="4"/>
          <table:table-cell table:style-name="ce319"/>
          <table:table-cell table:style-name="ce359"/>
          <table:table-cell table:style-name="ce319"/>
          <table:table-cell table:style-name="ce234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234" office:value-type="string" calcext:value-type="string">
            <text:p>https://www.legalnibukmacherzyinternetowi.pl/</text:p>
          </table:table-cell>
          <table:table-cell table:style-name="ce320"/>
          <table:table-cell table:number-columns-repeated="4"/>
          <table:table-cell table:style-name="ce319"/>
          <table:table-cell table:style-name="ce359"/>
          <table:table-cell table:style-name="ce319"/>
          <table:table-cell table:style-name="ce235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235" office:value-type="string" calcext:value-type="string">
            <text:p>https://www.gwiazdybasketu.pl</text:p>
          </table:table-cell>
          <table:table-cell table:style-name="ce320"/>
          <table:table-cell table:number-columns-repeated="4"/>
          <table:table-cell table:style-name="ce319"/>
          <table:table-cell table:style-name="ce359"/>
          <table:table-cell table:style-name="ce319"/>
          <table:table-cell table:style-name="ce234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234" office:value-type="string" calcext:value-type="string">
            <text:p>https://www.meczenazywo.pl</text:p>
          </table:table-cell>
          <table:table-cell table:number-columns-repeated="8"/>
          <table:table-cell table:style-name="ce234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270"/>
          <table:table-cell table:number-columns-repeated="8"/>
          <table:table-cell table:style-name="ce234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235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234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35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3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codziennikmlawski.pl/2020/02/23/ponad-300-foczek-i-morsow-w-zalewie-ruda-puchary-dla-ciechanowa-fotorelacja/</text:p>
          </table:table-cell>
          <table:table-cell table:number-columns-repeated="8"/>
          <table:table-cell table:style-name="ce235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e-play.eu</text:p>
          </table:table-cell>
          <table:table-cell table:number-columns-repeated="8"/>
          <table:table-cell table:style-name="ce234" office:value-type="string" calcext:value-type="string">
            <text:p>http://biznesnafali.pl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http://zzapolowy.com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tulegnic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e-play.pl/rozdano-nagrody-na-pierwszej-edycji-polish-gaming-aces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-playbet.com/athletic-bilbao-fc-barcelona-2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vertiq.d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magazyngitarzysta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kladygrzewcze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ww.temi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ww.forumfajerwerki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iknurow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vertiq.co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www.chlodnictwoiklimatyzacja.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ki24.info/pl/#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tarnowiak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xlomz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extraswiecie.pl/wiadomosc/proces-wojta-warlubia-szybko-sie-nie-skonczy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tkn24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open.fm/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www.sportslaski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niebezpiecznik.pl/post/osint-bialy-wywiad-czyli-techniki-pozyskiwania-informacji-o-ludziach-i-firmach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niebiescy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staresiolkowice.pl/iii-turniej-fifa-20-mistrzowskie-rozgrywki-na-konsolach-ps4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zw.lt/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wirtualnyregion.pl/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http://trybunaczestochowsk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zyciezamosci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agronews.com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ambassador24.pl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234" office:value-type="string" calcext:value-type="string">
            <text:p>https://gazetatwojeinfo.pl</text:p>
          </table:table-cell>
          <table:table-cell table:style-name="ce321" office:value-type="string" calcext:value-type="string">
            <text:p>no</text:p>
          </table:table-cell>
          <table:table-cell table:style-name="ce23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https://gazetazoliborza.pl/2020/05/warszawa-luzuje-obostrzenia-podano-daty-otwarcia-boisk-zlobkow-i-przedszkoli/</text:p>
          </table:table-cell>
          <table:table-cell table:style-name="ce322" office:value-type="string" calcext:value-type="string">
            <text:p>no</text:p>
          </table:table-cell>
          <table:table-cell table:style-name="ce23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http://gizycko.info.pl</text:p>
          </table:table-cell>
          <table:table-cell table:style-name="ce323" office:value-type="string" calcext:value-type="string">
            <text:p>no</text:p>
          </table:table-cell>
          <table:table-cell table:style-name="ce234" office:value-type="string" calcext:value-type="string">
            <text:p>½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273"/>
          <table:table-cell table:style-name="ce324"/>
          <table:table-cell table:style-name="ce273"/>
          <table:table-cell table:number-columns-repeated="1020"/>
        </table:table-row>
        <table:table-row table:style-name="ro5">
          <table:table-cell/>
          <table:table-cell table:style-name="ce273" office:value-type="string" calcext:value-type="string">
            <text:p>http://infobeskidy.eu</text:p>
          </table:table-cell>
          <table:table-cell table:style-name="ce324"/>
          <table:table-cell table:style-name="ce273" office:value-type="string" calcext:value-type="string">
            <text:p>1 sad</text:p>
          </table:table-cell>
          <table:table-cell table:number-columns-repeated="1020"/>
        </table:table-row>
        <table:table-row table:style-name="ro5">
          <table:table-cell/>
          <table:table-cell table:style-name="ce273" office:value-type="string" calcext:value-type="string">
            <text:p>https://infobusko.pl</text:p>
          </table:table-cell>
          <table:table-cell table:style-name="ce324"/>
          <table:table-cell table:style-name="ce273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https://www.glosgminny.pl/przyjaciel-billa-g-prof-neil-ferguson-sparalizowal-planete-falszujac-dane-c-19/</text:p>
          </table:table-cell>
          <table:table-cell table:style-name="ce325" office:value-type="string" calcext:value-type="string">
            <text:p>no</text:p>
          </table:table-cell>
          <table:table-cell table:style-name="ce234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273" office:value-type="string" calcext:value-type="string">
            <text:p>http://www.infokrakow24.pl/83199/opolszczyzna-o-jaka-piekna-i-ciekawa/</text:p>
          </table:table-cell>
          <table:table-cell table:style-name="ce324"/>
          <table:table-cell table:style-name="ce273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273" office:value-type="string" calcext:value-type="string">
            <text:p>https://klobuck365.pl/pl/#</text:p>
          </table:table-cell>
          <table:table-cell table:style-name="ce326"/>
          <table:table-cell table:style-name="ce273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70"/>
          <table:table-cell table:style-name="ce326"/>
          <table:table-cell table:style-name="ce273"/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<text:a xlink:href="https://hdtvpolska.com/" xlink:type="simple">https://hdtvpolska.com</text:a></text:p>
          </table:table-cell>
          <table:table-cell table:style-name="ce327" office:value-type="string" calcext:value-type="string">
            <text:p>no</text:p>
          </table:table-cell>
          <table:table-cell table:style-name="ce234"/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hej.mielec.pl/pl/</text:p>
          </table:table-cell>
          <table:table-cell table:style-name="ce328" office:value-type="string" calcext:value-type="string">
            <text:p>no</text:p>
          </table:table-cell>
          <table:table-cell table:style-name="ce23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70" office:value-type="string" calcext:value-type="string">
            <text:p>http://hobby-elektronika.eu</text:p>
          </table:table-cell>
          <table:table-cell table:style-name="ce329" office:value-type="string" calcext:value-type="string">
            <text:p>no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70"/>
          <table:table-cell table:style-name="ce328" office:value-type="string" calcext:value-type="string">
            <text:p>no</text:p>
          </table:table-cell>
          <table:table-cell table:style-name="ce234"/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https://esopot.pl/pl/</text:p>
          </table:table-cell>
          <table:table-cell table:style-name="ce330" office:value-type="string" calcext:value-type="string">
            <text:p>no</text:p>
          </table:table-cell>
          <table:table-cell table:style-name="ce23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70" office:value-type="string" calcext:value-type="string">
            <text:p>https://deblinnews.pl</text:p>
          </table:table-cell>
          <table:table-cell table:style-name="ce328" office:value-type="string" calcext:value-type="string">
            <text:p>no</text:p>
          </table:table-cell>
          <table:table-cell table:style-name="ce23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e-pingpong.pl</text:p>
          </table:table-cell>
          <table:table-cell table:style-name="ce329" office:value-type="string" calcext:value-type="string">
            <text:p>no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estradaistudio.pl/mieszanka/31601-0-ctrl-czyli-mlodszy-brat-0-coast</text:p>
          </table:table-cell>
          <table:table-cell table:style-name="ce331" office:value-type="string" calcext:value-type="string">
            <text:p>no</text:p>
          </table:table-cell>
          <table:table-cell table:style-name="ce235" office:value-type="string" calcext:value-type="string">
            <text:p>lista stron w stopce</text:p>
          </table:table-cell>
          <table:table-cell table:number-columns-repeated="1020"/>
        </table:table-row>
        <table:table-row table:style-name="ro3">
          <table:table-cell/>
          <table:table-cell table:style-name="ce270" office:value-type="string" calcext:value-type="string">
            <text:p>https://diagnozujmy.pl</text:p>
          </table:table-cell>
          <table:table-cell table:style-name="ce329" office:value-type="string" calcext:value-type="string">
            <text:p>no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https://ejarocin.pl/pl/</text:p>
          </table:table-cell>
          <table:table-cell table:style-name="ce332" office:value-type="string" calcext:value-type="string">
            <text:p>no</text:p>
          </table:table-cell>
          <table:table-cell table:style-name="ce23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ekino.pw/articles/lista-stron-ktore-okradaja/</text:p>
          </table:table-cell>
          <table:table-cell table:style-name="ce333" office:value-type="string" calcext:value-type="string">
            <text:p>no</text:p>
          </table:table-cell>
          <table:table-cell table:style-name="ce235" office:value-type="string" calcext:value-type="string">
            <text:p>lista stron</text:p>
          </table:table-cell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<text:a xlink:href="http://galeria-tajlandia.pl/" xlink:type="simple">http://galeria-tajlandia.pl</text:a></text:p>
          </table:table-cell>
          <table:table-cell table:style-name="ce334" office:value-type="string" calcext:value-type="string">
            <text:p>no</text:p>
          </table:table-cell>
          <table:table-cell table:style-name="ce23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://www.fight24.pl</text:p>
          </table:table-cell>
          <table:table-cell table:style-name="ce335" office:value-type="string" calcext:value-type="string">
            <text:p>no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www.echotygodnik.info</text:p>
          </table:table-cell>
          <table:table-cell table:style-name="ce336" office:value-type="string" calcext:value-type="string">
            <text:p>no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https://eglos.pl</text:p>
          </table:table-cell>
          <table:table-cell table:style-name="ce337" office:value-type="string" calcext:value-type="string">
            <text:p>no</text:p>
          </table:table-cell>
          <table:table-cell table:style-name="ce23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egorzow.pl</text:p>
          </table:table-cell>
          <table:table-cell table:style-name="ce336" office:value-type="string" calcext:value-type="string">
            <text:p>no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https://epainfo.pl</text:p>
          </table:table-cell>
          <table:table-cell table:style-name="ce338" office:value-type="string" calcext:value-type="string">
            <text:p>no</text:p>
          </table:table-cell>
          <table:table-cell table:style-name="ce23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www.crypto-trader.pl</text:p>
          </table:table-cell>
          <table:table-cell table:style-name="ce339" office:value-type="string" calcext:value-type="string">
            <text:p>no</text:p>
          </table:table-cell>
          <table:table-cell table:style-name="ce23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70" office:value-type="string" calcext:value-type="string">
            <text:p>http://www.dania-dietetyczne.pl</text:p>
          </table:table-cell>
          <table:table-cell table:style-name="ce340" office:value-type="string" calcext:value-type="string">
            <text:p>no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70" office:value-type="string" calcext:value-type="string">
            <text:p>https://www.darmowetv.pl</text:p>
          </table:table-cell>
          <table:table-cell table:style-name="ce341" office:value-type="string" calcext:value-type="string">
            <text:p>no</text:p>
          </table:table-cell>
          <table:table-cell table:style-name="ce234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273" office:value-type="string" calcext:value-type="string">
            <text:p>http://gpd24.pl</text:p>
          </table:table-cell>
          <table:table-cell table:style-name="ce342"/>
          <table:table-cell table:style-name="ce273" office:value-type="string" calcext:value-type="string">
            <text:p>ads</text:p>
          </table:table-cell>
          <table:table-cell table:number-columns-repeated="1020"/>
        </table:table-row>
        <table:table-row table:style-name="ro3">
          <table:table-cell/>
          <table:table-cell table:style-name="ce270" office:value-type="string" calcext:value-type="string">
            <text:p>https://dojrzalakobieta.pl</text:p>
          </table:table-cell>
          <table:table-cell table:style-name="ce343" office:value-type="string" calcext:value-type="string">
            <text:p>no</text:p>
          </table:table-cell>
          <table:table-cell table:style-name="ce23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://www.glostorunia.pl/wydruk-kalendarzy/</text:p>
          </table:table-cell>
          <table:table-cell table:style-name="ce344" office:value-type="string" calcext:value-type="string">
            <text:p>no</text:p>
          </table:table-cell>
          <table:table-cell table:style-name="ce235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http://driverm.webd.pl</text:p>
          </table:table-cell>
          <table:table-cell table:style-name="ce343" office:value-type="string" calcext:value-type="string">
            <text:p>no</text:p>
          </table:table-cell>
          <table:table-cell table:style-name="ce23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<text:a xlink:href="http://goniecpolski.nl/" xlink:type="simple">http://goniecpolski.nl</text:a></text:p>
          </table:table-cell>
          <table:table-cell table:style-name="ce345" office:value-type="string" calcext:value-type="string">
            <text:p>no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https://e-chelmno.pl/pl/</text:p>
          </table:table-cell>
          <table:table-cell table:style-name="ce343" office:value-type="string" calcext:value-type="string">
            <text:p>no</text:p>
          </table:table-cell>
          <table:table-cell table:style-name="ce23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://e-lokalne.pl/index2.php?idmodyf=40&amp;tab=lokalneczytanie</text:p>
          </table:table-cell>
          <table:table-cell table:style-name="ce345" office:value-type="string" calcext:value-type="string">
            <text:p>no</text:p>
          </table:table-cell>
          <table:table-cell table:style-name="ce357" office:value-type="float" office:value="2" calcext:value-type="float">
            <text:p>2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273"/>
          <table:table-cell table:style-name="ce342"/>
          <table:table-cell table:style-name="ce273"/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<text:a xlink:href="https://gorlice24.pl/pl/" xlink:type="simple">https://gorlice24.pl/pl/#</text:a></text:p>
          </table:table-cell>
          <table:table-cell table:style-name="ce346" office:value-type="string" calcext:value-type="string">
            <text:p>no</text:p>
          </table:table-cell>
          <table:table-cell table:style-name="ce23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www.gazetasenior.pl</text:p>
          </table:table-cell>
          <table:table-cell table:style-name="ce347" office:value-type="string" calcext:value-type="string">
            <text:p>no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273"/>
          <table:table-cell table:style-name="ce326"/>
          <table:table-cell table:style-name="ce273"/>
          <table:table-cell table:number-columns-repeated="1020"/>
        </table:table-row>
        <table:table-row table:style-name="ro5">
          <table:table-cell/>
          <table:table-cell table:style-name="ce270" office:value-type="string" calcext:value-type="string">
            <text:p>https://infomogilno24.pl/pl/#</text:p>
          </table:table-cell>
          <table:table-cell table:style-name="ce270"/>
          <table:table-cell table:style-name="ce270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70" office:value-type="string" calcext:value-type="string">
            <text:p>https://iotwock.info</text:p>
          </table:table-cell>
          <table:table-cell table:style-name="ce270"/>
          <table:table-cell table:style-name="ce270" office:value-type="string" calcext:value-type="string">
            <text:p>Inline__1_</text:p>
          </table:table-cell>
          <table:table-cell table:number-columns-repeated="1020"/>
        </table:table-row>
        <table:table-row table:style-name="ro5">
          <table:table-cell/>
          <table:table-cell table:style-name="ce270" office:value-type="string" calcext:value-type="string">
            <text:p>https://ipoddebice.pl/pl/</text:p>
          </table:table-cell>
          <table:table-cell table:style-name="ce270"/>
          <table:table-cell table:style-name="ce270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70" table:number-columns-repeated="3"/>
          <table:table-cell table:number-columns-repeated="1020"/>
        </table:table-row>
        <table:table-row table:style-name="ro5">
          <table:table-cell/>
          <table:table-cell table:style-name="ce270" office:value-type="string" calcext:value-type="string">
            <text:p>http://irenakuczynska.pl</text:p>
          </table:table-cell>
          <table:table-cell table:style-name="ce270"/>
          <table:table-cell table:style-name="ce270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270" table:number-columns-repeated="3"/>
          <table:table-cell table:number-columns-repeated="1020"/>
        </table:table-row>
        <table:table-row table:style-name="ro5">
          <table:table-cell/>
          <table:table-cell table:style-name="ce270" office:value-type="string" calcext:value-type="string">
            <text:p>https://isel.edu.pl/forum/</text:p>
          </table:table-cell>
          <table:table-cell table:style-name="ce270"/>
          <table:table-cell table:style-name="ce270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273" office:value-type="string" calcext:value-type="string">
            <text:p>https://itvszubin.pl/pl/</text:p>
          </table:table-cell>
          <table:table-cell table:style-name="ce348"/>
          <table:table-cell table:style-name="ce273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273" office:value-type="string" calcext:value-type="string">
            <text:p>https://izoliborz.pl</text:p>
          </table:table-cell>
          <table:table-cell table:style-name="ce348"/>
          <table:table-cell table:style-name="ce273" office:value-type="string" calcext:value-type="string">
            <text:p>Inline__1_</text:p>
          </table:table-cell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https://ibytow.pl/pl/</text:p>
          </table:table-cell>
          <table:table-cell table:style-name="ce349" office:value-type="string" calcext:value-type="string">
            <text:p>no</text:p>
          </table:table-cell>
          <table:table-cell table:style-name="ce234" office:value-type="string" calcext:value-type="string">
            <text:p>banery foto popup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gle24.pl/pl/</text:p>
          </table:table-cell>
          <table:table-cell table:style-name="ce350" office:value-type="string" calcext:value-type="string">
            <text:p>no</text:p>
          </table:table-cell>
          <table:table-cell table:style-name="ce23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gniewkowo.eu/pl/</text:p>
          </table:table-cell>
          <table:table-cell table:style-name="ce351" office:value-type="string" calcext:value-type="string">
            <text:p>no</text:p>
          </table:table-cell>
          <table:table-cell table:style-name="ce23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34" office:value-type="string" calcext:value-type="string">
            <text:p>https://grafmag.pl</text:p>
          </table:table-cell>
          <table:table-cell table:style-name="ce352" office:value-type="string" calcext:value-type="string">
            <text:p>no</text:p>
          </table:table-cell>
          <table:table-cell table:style-name="ce234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://gsim.pl/gorzej-juz-byc-nie-moze-prawda/</text:p>
          </table:table-cell>
          <table:table-cell table:style-name="ce353" office:value-type="string" calcext:value-type="string">
            <text:p>no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gst24.pl/pl/</text:p>
          </table:table-cell>
          <table:table-cell table:style-name="ce354" office:value-type="string" calcext:value-type="string">
            <text:p>no</text:p>
          </table:table-cell>
          <table:table-cell table:style-name="ce23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34"/>
          <table:table-cell table:style-name="ce355" office:value-type="string" calcext:value-type="string">
            <text:p>no</text:p>
          </table:table-cell>
          <table:table-cell table:style-name="ce234"/>
          <table:table-cell table:number-columns-repeated="1020"/>
        </table:table-row>
        <table:table-row table:style-name="ro3">
          <table:table-cell/>
          <table:table-cell table:style-name="ce235" office:value-type="string" calcext:value-type="string">
            <text:p>https://gwio.pl/pl/</text:p>
          </table:table-cell>
          <table:table-cell table:style-name="ce354" office:value-type="string" calcext:value-type="string">
            <text:p>no</text:p>
          </table:table-cell>
          <table:table-cell table:style-name="ce235" office:value-type="string" calcext:value-type="string">
            <text:p>popup </text:p>
          </table:table-cell>
          <table:table-cell table:number-columns-repeated="1020"/>
        </table:table-row>
        <table:table-row table:style-name="ro6" table:number-rows-repeated="1048436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new_sites.C81:new_sites.C82 new_sites.C114:new_sites.C114">
            <calcext:condition calcext:apply-style-name="ConditionalStyle_1" calcext:value="=&quot;yes&quot;" calcext:base-cell-address="new_sites.C81"/>
            <calcext:condition calcext:apply-style-name="ConditionalStyle_2" calcext:value="=&quot;no&quot;" calcext:base-cell-address="new_sites.C81"/>
            <calcext:condition calcext:apply-style-name="ConditionalStyle_3" calcext:value="=&quot;revert&quot;" calcext:base-cell-address="new_sites.C81"/>
          </calcext:conditional-format>
          <calcext:conditional-format calcext:target-range-address="new_sites.C103:new_sites.C103 new_sites.C110:new_sites.C111">
            <calcext:condition calcext:apply-style-name="ConditionalStyle_1" calcext:value="=&quot;yes&quot;" calcext:base-cell-address="new_sites.C103"/>
            <calcext:condition calcext:apply-style-name="ConditionalStyle_2" calcext:value="=&quot;no&quot;" calcext:base-cell-address="new_sites.C103"/>
            <calcext:condition calcext:apply-style-name="ConditionalStyle_3" calcext:value="=&quot;revert&quot;" calcext:base-cell-address="new_sites.C103"/>
          </calcext:conditional-format>
          <calcext:conditional-format calcext:target-range-address="new_sites.C95:new_sites.C101">
            <calcext:condition calcext:apply-style-name="ConditionalStyle_1" calcext:value="=&quot;yes&quot;" calcext:base-cell-address="new_sites.C95"/>
            <calcext:condition calcext:apply-style-name="ConditionalStyle_2" calcext:value="=&quot;no&quot;" calcext:base-cell-address="new_sites.C95"/>
            <calcext:condition calcext:apply-style-name="ConditionalStyle_3" calcext:value="=&quot;revert&quot;" calcext:base-cell-address="new_sites.C95"/>
          </calcext:conditional-format>
          <calcext:conditional-format calcext:target-range-address="new_sites.C91:new_sites.C91 new_sites.C84:new_sites.C86 new_sites.C88:new_sites.C89">
            <calcext:condition calcext:apply-style-name="ConditionalStyle_1" calcext:value="=&quot;yes&quot;" calcext:base-cell-address="new_sites.C84"/>
            <calcext:condition calcext:apply-style-name="ConditionalStyle_2" calcext:value="=&quot;no&quot;" calcext:base-cell-address="new_sites.C84"/>
            <calcext:condition calcext:apply-style-name="ConditionalStyle_3" calcext:value="=&quot;revert&quot;" calcext:base-cell-address="new_sites.C84"/>
          </calcext:conditional-format>
          <calcext:conditional-format calcext:target-range-address="new_sites.C108:new_sites.C108 new_sites.C104:new_sites.C106">
            <calcext:condition calcext:apply-style-name="ConditionalStyle_1" calcext:value="=&quot;yes&quot;" calcext:base-cell-address="new_sites.C104"/>
            <calcext:condition calcext:apply-style-name="ConditionalStyle_2" calcext:value="=&quot;no&quot;" calcext:base-cell-address="new_sites.C104"/>
            <calcext:condition calcext:apply-style-name="ConditionalStyle_3" calcext:value="=&quot;revert&quot;" calcext:base-cell-address="new_sites.C104"/>
          </calcext:conditional-format>
          <calcext:conditional-format calcext:target-range-address="new_sites.C107:new_sites.C107 new_sites.C109:new_sites.C109">
            <calcext:condition calcext:apply-style-name="ConditionalStyle_1" calcext:value="=&quot;yes&quot;" calcext:base-cell-address="new_sites.C107"/>
            <calcext:condition calcext:apply-style-name="ConditionalStyle_2" calcext:value="=&quot;no&quot;" calcext:base-cell-address="new_sites.C107"/>
            <calcext:condition calcext:apply-style-name="ConditionalStyle_3" calcext:value="=&quot;revert&quot;" calcext:base-cell-address="new_sites.C107"/>
          </calcext:conditional-format>
          <calcext:conditional-format calcext:target-range-address="new_sites.C92:new_sites.C93">
            <calcext:condition calcext:apply-style-name="ConditionalStyle_1" calcext:value="=&quot;yes&quot;" calcext:base-cell-address="new_sites.C92"/>
            <calcext:condition calcext:apply-style-name="ConditionalStyle_2" calcext:value="=&quot;no&quot;" calcext:base-cell-address="new_sites.C92"/>
            <calcext:condition calcext:apply-style-name="ConditionalStyle_3" calcext:value="=&quot;revert&quot;" calcext:base-cell-address="new_sites.C92"/>
          </calcext:conditional-format>
          <calcext:conditional-format calcext:target-range-address="new_sites.C83:new_sites.C83">
            <calcext:condition calcext:apply-style-name="ConditionalStyle_1" calcext:value="=&quot;yes&quot;" calcext:base-cell-address="new_sites.C83"/>
            <calcext:condition calcext:apply-style-name="ConditionalStyle_2" calcext:value="=&quot;no&quot;" calcext:base-cell-address="new_sites.C83"/>
            <calcext:condition calcext:apply-style-name="ConditionalStyle_3" calcext:value="=&quot;revert&quot;" calcext:base-cell-address="new_sites.C83"/>
          </calcext:conditional-format>
          <calcext:conditional-format calcext:target-range-address="new_sites.C87:new_sites.C87">
            <calcext:condition calcext:apply-style-name="ConditionalStyle_1" calcext:value="=&quot;yes&quot;" calcext:base-cell-address="new_sites.C87"/>
            <calcext:condition calcext:apply-style-name="ConditionalStyle_2" calcext:value="=&quot;no&quot;" calcext:base-cell-address="new_sites.C87"/>
            <calcext:condition calcext:apply-style-name="ConditionalStyle_3" calcext:value="=&quot;revert&quot;" calcext:base-cell-address="new_sites.C87"/>
          </calcext:conditional-format>
          <calcext:conditional-format calcext:target-range-address="new_sites.C90:new_sites.C90">
            <calcext:condition calcext:apply-style-name="ConditionalStyle_1" calcext:value="=&quot;yes&quot;" calcext:base-cell-address="new_sites.C90"/>
            <calcext:condition calcext:apply-style-name="ConditionalStyle_2" calcext:value="=&quot;no&quot;" calcext:base-cell-address="new_sites.C90"/>
            <calcext:condition calcext:apply-style-name="ConditionalStyle_3" calcext:value="=&quot;revert&quot;" calcext:base-cell-address="new_sites.C90"/>
          </calcext:conditional-format>
          <calcext:conditional-format calcext:target-range-address="new_sites.C94:new_sites.C95">
            <calcext:condition calcext:apply-style-name="ConditionalStyle_1" calcext:value="=&quot;yes&quot;" calcext:base-cell-address="new_sites.C94"/>
            <calcext:condition calcext:apply-style-name="ConditionalStyle_2" calcext:value="=&quot;no&quot;" calcext:base-cell-address="new_sites.C94"/>
            <calcext:condition calcext:apply-style-name="ConditionalStyle_3" calcext:value="=&quot;revert&quot;" calcext:base-cell-address="new_sites.C94"/>
          </calcext:conditional-format>
          <calcext:conditional-format calcext:target-range-address="new_sites.C100:new_sites.C101">
            <calcext:condition calcext:apply-style-name="ConditionalStyle_1" calcext:value="=&quot;yes&quot;" calcext:base-cell-address="new_sites.C100"/>
            <calcext:condition calcext:apply-style-name="ConditionalStyle_2" calcext:value="=&quot;no&quot;" calcext:base-cell-address="new_sites.C100"/>
            <calcext:condition calcext:apply-style-name="ConditionalStyle_3" calcext:value="=&quot;revert&quot;" calcext:base-cell-address="new_sites.C100"/>
          </calcext:conditional-format>
          <calcext:conditional-format calcext:target-range-address="new_sites.C96:new_sites.C98">
            <calcext:condition calcext:apply-style-name="ConditionalStyle_1" calcext:value="=&quot;yes&quot;" calcext:base-cell-address="new_sites.C96"/>
            <calcext:condition calcext:apply-style-name="ConditionalStyle_2" calcext:value="=&quot;no&quot;" calcext:base-cell-address="new_sites.C96"/>
            <calcext:condition calcext:apply-style-name="ConditionalStyle_3" calcext:value="=&quot;revert&quot;" calcext:base-cell-address="new_sites.C96"/>
          </calcext:conditional-format>
          <calcext:conditional-format calcext:target-range-address="new_sites.C99:new_sites.C99">
            <calcext:condition calcext:apply-style-name="ConditionalStyle_1" calcext:value="=&quot;yes&quot;" calcext:base-cell-address="new_sites.C99"/>
            <calcext:condition calcext:apply-style-name="ConditionalStyle_2" calcext:value="=&quot;no&quot;" calcext:base-cell-address="new_sites.C99"/>
            <calcext:condition calcext:apply-style-name="ConditionalStyle_3" calcext:value="=&quot;revert&quot;" calcext:base-cell-address="new_sites.C99"/>
          </calcext:conditional-format>
          <calcext:conditional-format calcext:target-range-address="new_sites.C102:new_sites.C102">
            <calcext:condition calcext:apply-style-name="ConditionalStyle_1" calcext:value="=&quot;yes&quot;" calcext:base-cell-address="new_sites.C102"/>
            <calcext:condition calcext:apply-style-name="ConditionalStyle_2" calcext:value="=&quot;no&quot;" calcext:base-cell-address="new_sites.C102"/>
            <calcext:condition calcext:apply-style-name="ConditionalStyle_3" calcext:value="=&quot;revert&quot;" calcext:base-cell-address="new_sites.C102"/>
          </calcext:conditional-format>
          <calcext:conditional-format calcext:target-range-address="new_sites.C112:new_sites.C112">
            <calcext:condition calcext:apply-style-name="ConditionalStyle_1" calcext:value="=&quot;yes&quot;" calcext:base-cell-address="new_sites.C112"/>
            <calcext:condition calcext:apply-style-name="ConditionalStyle_2" calcext:value="=&quot;no&quot;" calcext:base-cell-address="new_sites.C112"/>
            <calcext:condition calcext:apply-style-name="ConditionalStyle_3" calcext:value="=&quot;revert&quot;" calcext:base-cell-address="new_sites.C112"/>
          </calcext:conditional-format>
          <calcext:conditional-format calcext:target-range-address="new_sites.C113:new_sites.C113">
            <calcext:condition calcext:apply-style-name="ConditionalStyle_1" calcext:value="=&quot;yes&quot;" calcext:base-cell-address="new_sites.C113"/>
            <calcext:condition calcext:apply-style-name="ConditionalStyle_2" calcext:value="=&quot;no&quot;" calcext:base-cell-address="new_sites.C113"/>
            <calcext:condition calcext:apply-style-name="ConditionalStyle_3" calcext:value="=&quot;revert&quot;" calcext:base-cell-address="new_sites.C113"/>
          </calcext:conditional-format>
          <calcext:conditional-format calcext:target-range-address="new_sites.C80:new_sites.C80 new_sites.C75:new_sites.C78">
            <calcext:condition calcext:apply-style-name="ConditionalStyle_1" calcext:value="=&quot;yes&quot;" calcext:base-cell-address="new_sites.C75"/>
            <calcext:condition calcext:apply-style-name="ConditionalStyle_2" calcext:value="=&quot;no&quot;" calcext:base-cell-address="new_sites.C75"/>
            <calcext:condition calcext:apply-style-name="ConditionalStyle_3" calcext:value="=&quot;revert&quot;" calcext:base-cell-address="new_sites.C75"/>
          </calcext:conditional-format>
          <calcext:conditional-format calcext:target-range-address="new_sites.C72:new_sites.C72">
            <calcext:condition calcext:apply-style-name="ConditionalStyle_1" calcext:value="=&quot;yes&quot;" calcext:base-cell-address="new_sites.C72"/>
            <calcext:condition calcext:apply-style-name="ConditionalStyle_2" calcext:value="=&quot;no&quot;" calcext:base-cell-address="new_sites.C72"/>
            <calcext:condition calcext:apply-style-name="ConditionalStyle_3" calcext:value="=&quot;revert&quot;" calcext:base-cell-address="new_sites.C72"/>
          </calcext:conditional-format>
          <calcext:conditional-format calcext:target-range-address="new_sites.C73:new_sites.C73">
            <calcext:condition calcext:apply-style-name="ConditionalStyle_1" calcext:value="=&quot;yes&quot;" calcext:base-cell-address="new_sites.C73"/>
            <calcext:condition calcext:apply-style-name="ConditionalStyle_2" calcext:value="=&quot;no&quot;" calcext:base-cell-address="new_sites.C73"/>
            <calcext:condition calcext:apply-style-name="ConditionalStyle_3" calcext:value="=&quot;revert&quot;" calcext:base-cell-address="new_sites.C73"/>
          </calcext:conditional-format>
          <calcext:conditional-format calcext:target-range-address="new_sites.C74:new_sites.C74">
            <calcext:condition calcext:apply-style-name="ConditionalStyle_1" calcext:value="=&quot;yes&quot;" calcext:base-cell-address="new_sites.C74"/>
            <calcext:condition calcext:apply-style-name="ConditionalStyle_2" calcext:value="=&quot;no&quot;" calcext:base-cell-address="new_sites.C74"/>
            <calcext:condition calcext:apply-style-name="ConditionalStyle_3" calcext:value="=&quot;revert&quot;" calcext:base-cell-address="new_sites.C74"/>
          </calcext:conditional-format>
          <calcext:conditional-format calcext:target-range-address="new_sites.C79:new_sites.C79">
            <calcext:condition calcext:apply-style-name="ConditionalStyle_1" calcext:value="=&quot;yes&quot;" calcext:base-cell-address="new_sites.C79"/>
            <calcext:condition calcext:apply-style-name="ConditionalStyle_2" calcext:value="=&quot;no&quot;" calcext:base-cell-address="new_sites.C79"/>
            <calcext:condition calcext:apply-style-name="ConditionalStyle_3" calcext:value="=&quot;revert&quot;" calcext:base-cell-address="new_sites.C79"/>
          </calcext:conditional-format>
          <calcext:conditional-format calcext:target-range-address="new_sites.C127:new_sites.C131 new_sites.C122:new_sites.C123">
            <calcext:condition calcext:apply-style-name="ConditionalStyle_1" calcext:value="=&quot;yes&quot;" calcext:base-cell-address="new_sites.C122"/>
            <calcext:condition calcext:apply-style-name="ConditionalStyle_2" calcext:value="=&quot;no&quot;" calcext:base-cell-address="new_sites.C122"/>
            <calcext:condition calcext:apply-style-name="ConditionalStyle_3" calcext:value="=&quot;revert&quot;" calcext:base-cell-address="new_sites.C122"/>
          </calcext:conditional-format>
          <calcext:conditional-format calcext:target-range-address="new_sites.C124:new_sites.C125">
            <calcext:condition calcext:apply-style-name="ConditionalStyle_1" calcext:value="=&quot;yes&quot;" calcext:base-cell-address="new_sites.C124"/>
            <calcext:condition calcext:apply-style-name="ConditionalStyle_2" calcext:value="=&quot;no&quot;" calcext:base-cell-address="new_sites.C124"/>
            <calcext:condition calcext:apply-style-name="ConditionalStyle_3" calcext:value="=&quot;revert&quot;" calcext:base-cell-address="new_sites.C124"/>
          </calcext:conditional-format>
          <calcext:conditional-format calcext:target-range-address="new_sites.C126:new_sites.C128">
            <calcext:condition calcext:apply-style-name="ConditionalStyle_1" calcext:value="=&quot;yes&quot;" calcext:base-cell-address="new_sites.C126"/>
            <calcext:condition calcext:apply-style-name="ConditionalStyle_2" calcext:value="=&quot;no&quot;" calcext:base-cell-address="new_sites.C126"/>
            <calcext:condition calcext:apply-style-name="ConditionalStyle_3" calcext:value="=&quot;revert&quot;" calcext:base-cell-address="new_sites.C126"/>
          </calcext:conditional-format>
          <calcext:conditional-format calcext:target-range-address="new_sites.C129:new_sites.C131">
            <calcext:condition calcext:apply-style-name="ConditionalStyle_1" calcext:value="=&quot;yes&quot;" calcext:base-cell-address="new_sites.C129"/>
            <calcext:condition calcext:apply-style-name="ConditionalStyle_2" calcext:value="=&quot;no&quot;" calcext:base-cell-address="new_sites.C129"/>
            <calcext:condition calcext:apply-style-name="ConditionalStyle_3" calcext:value="=&quot;revert&quot;" calcext:base-cell-address="new_sites.C129"/>
          </calcext:conditional-format>
        </calcext:conditional-formats>
      </table:table>
      <table:table table:name="websites" table:style-name="ta4">
        <table:table-column table:style-name="co9" table:number-columns-repeated="1024" table:default-cell-style-name="ce269"/>
        <table:table-row table:style-name="ro6">
          <table:table-cell table:number-columns-repeated="2"/>
          <table:table-cell office:value-type="string" calcext:value-type="string">
            <text:p>hrubieszow.inf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jelonka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wiazdybasketu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jazzariu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we24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ja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ojec24.net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turek.net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eencano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t.mragowo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applerinfo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thecag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a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tydzien.inf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ostynin24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serwiselk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oniec.net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przasnysz.co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serie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katowic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loskoninski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ostrowwlkp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los-tn.krakow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plesze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lamrap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gostyn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enetyczn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jarocin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eekweek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kalisz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danskstrefa.co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krotoszyn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lubliniecka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knuro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gazeta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grit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-olaw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francja.fr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24wspolnot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hurtidetal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obragazeta.com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iat.f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twojglos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cinter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wykop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acetpo40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twojglos-garwolin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acetemjeste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radomszczanska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transport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-mosina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winoujsci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resh-market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pyrzyc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orumfajerwerki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mysliborz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orum.haszysz.com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choszczno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orum-norwegia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barlinek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autocentru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trzelc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dbelchato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portno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ailyweb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anok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yfrowaekonomi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podroze.s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odziennikmlawski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ostroleka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haosvault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luban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swidniczka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lubaczow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kuriersuwalski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ku24.net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suwalki.inf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antyradio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radio5.co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planeta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eny-zlomu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-playbet.co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entrumkultury.eu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polskielupki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ukowskilider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-petrol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osonamacie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-grajewo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oardtime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ziennikzwiazkowy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ebica.tv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ezale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isco-polo.info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lp-expert.pl</text:p>
          </table:table-cell>
          <table:table-cell table:number-columns-repeated="1021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nti-CV" table:style-name="ta5">
        <table:table-column table:style-name="co12" table:default-cell-style-name="ce270"/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number-columns-repeated="1018" table:default-cell-style-name="ce270"/>
        <table:table-row table:style-name="ro1">
          <table:table-cell table:style-name="ce361"/>
          <table:table-cell table:style-name="ce364" office:value-type="string" calcext:value-type="string">
            <text:p>site</text:p>
          </table:table-cell>
          <table:table-cell table:style-name="ce364" office:value-type="string" calcext:value-type="string">
            <text:p>status</text:p>
          </table:table-cell>
          <table:table-cell table:style-name="ce364" office:value-type="string" calcext:value-type="string">
            <text:p>filter</text:p>
          </table:table-cell>
          <table:table-cell table:style-name="ce364" office:value-type="string" calcext:value-type="string">
            <text:p>reason</text:p>
          </table:table-cell>
          <table:table-cell table:style-name="ce370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62" office:value-type="float" office:value="1" calcext:value-type="float">
            <text:p>1</text:p>
          </table:table-cell>
          <table:table-cell table:style-name="ce248" office:value-type="string" calcext:value-type="string">
            <text:p>sportowefakty.wp.pl</text:p>
          </table:table-cell>
          <table:table-cell table:style-name="ce367" office:value-type="string" calcext:value-type="string">
            <text:p>DONE</text:p>
          </table:table-cell>
          <table:table-cell table:style-name="ce248" office:value-type="string" calcext:value-type="string">
            <text:p>sportowefakty.wp.pl#$#abort-on-property-read prebidConfig.config.bidTargets</text:p>
          </table:table-cell>
          <table:table-cell table:style-name="ce248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2" calcext:value-type="float">
            <text:p>2</text:p>
          </table:table-cell>
          <table:table-cell table:style-name="ce365" office:value-type="string" calcext:value-type="string">
            <text:p>finanse.wp.pl</text:p>
          </table:table-cell>
          <table:table-cell table:style-name="ce368" office:value-type="string" calcext:value-type="string">
            <text:p>DONE</text:p>
          </table:table-cell>
          <table:table-cell table:style-name="ce365" office:value-type="string" calcext:value-type="string">
            <text:p>finanse.wp.pl#$#abort-on-property-read prebidConfig.hbA</text:p>
          </table:table-cell>
          <table:table-cell table:style-name="ce365"/>
          <table:table-cell table:style-name="ce372"/>
          <table:table-cell table:number-columns-repeated="1018"/>
        </table:table-row>
        <table:table-row table:style-name="ro2">
          <table:table-cell table:style-name="ce362" office:value-type="float" office:value="3" calcext:value-type="float">
            <text:p>3</text:p>
          </table:table-cell>
          <table:table-cell table:style-name="ce248" office:value-type="string" calcext:value-type="string">
            <text:p>o2.pl</text:p>
          </table:table-cell>
          <table:table-cell table:style-name="ce367" office:value-type="string" calcext:value-type="string">
            <text:p>DONE</text:p>
          </table:table-cell>
          <table:table-cell table:style-name="ce248" office:value-type="string" calcext:value-type="string">
            <text:p>o2.pl#$#abort-on-property-read prebidConfig.hb</text:p>
          </table:table-cell>
          <table:table-cell table:style-name="ce248" office:value-type="string" calcext:value-type="string">
            <text:p>-</text:p>
          </table:table-cell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4" calcext:value-type="float">
            <text:p>4</text:p>
          </table:table-cell>
          <table:table-cell table:style-name="ce365" office:value-type="string" calcext:value-type="string">
            <text:p>o2.pl</text:p>
          </table:table-cell>
          <table:table-cell table:style-name="ce368" office:value-type="string" calcext:value-type="string">
            <text:p>TEST</text:p>
          </table:table-cell>
          <table:table-cell table:style-name="ce365" office:value-type="string" calcext:value-type="string">
            <text:p>o2.pl#$#abort-on-property-read o2App.adsFirstRefs</text:p>
          </table:table-cell>
          <table:table-cell table:style-name="ce365" office:value-type="string" calcext:value-type="string">
            <text:p>to block AdsFirstRegisterSlot</text:p>
          </table:table-cell>
          <table:table-cell table:style-name="ce372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2">
          <table:table-cell table:style-name="ce362" office:value-type="float" office:value="5" calcext:value-type="float">
            <text:p>5</text:p>
          </table:table-cell>
          <table:table-cell table:style-name="ce248" office:value-type="string" calcext:value-type="string">
            <text:p>gwiazdy.wp.pl</text:p>
          </table:table-cell>
          <table:table-cell table:style-name="ce367" office:value-type="string" calcext:value-type="string">
            <text:p>DONE</text:p>
          </table:table-cell>
          <table:table-cell table:style-name="ce248" office:value-type="string" calcext:value-type="string">
            <text:p>gwiazdy.wp.pl#$#abort-on-property-read prebidConfig.hb</text:p>
          </table:table-cell>
          <table:table-cell table:style-name="ce248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6" calcext:value-type="float">
            <text:p>6</text:p>
          </table:table-cell>
          <table:table-cell table:style-name="ce365" office:value-type="string" calcext:value-type="string">
            <text:p>pudelek.pl</text:p>
          </table:table-cell>
          <table:table-cell table:style-name="ce368" office:value-type="string" calcext:value-type="string">
            <text:p>PROBLEM</text:p>
          </table:table-cell>
          <table:table-cell table:style-name="ce246" office:value-type="string" calcext:value-type="string">
            <text:p>www.wp.pl#$#abort-on-property-read Object.prototype.bodies</text:p>
          </table:table-cell>
          <table:table-cell table:style-name="ce365"/>
          <table:table-cell table:style-name="ce372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2">
          <table:table-cell table:style-name="ce362" office:value-type="float" office:value="7" calcext:value-type="float">
            <text:p>7</text:p>
          </table:table-cell>
          <table:table-cell table:style-name="ce248" office:value-type="string" calcext:value-type="string">
            <text:p>autokult.pl</text:p>
          </table:table-cell>
          <table:table-cell table:style-name="ce367" office:value-type="string" calcext:value-type="string">
            <text:p>DONE</text:p>
          </table:table-cell>
          <table:table-cell table:style-name="ce246" office:value-type="string" calcext:value-type="string">
            <text:p>autokult.pl#?#figure[class^="insert"]:-abp-has(var + script)</text:p>
          </table:table-cell>
          <table:table-cell table:style-name="ce248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8" calcext:value-type="float">
            <text:p>8</text:p>
          </table:table-cell>
          <table:table-cell table:style-name="ce248" office:value-type="string" calcext:value-type="string">
            <text:p>sportowefakty.wp.pl</text:p>
          </table:table-cell>
          <table:table-cell table:style-name="ce368" office:value-type="string" calcext:value-type="string">
            <text:p>TEST</text:p>
          </table:table-cell>
          <table:table-cell table:style-name="ce246" office:value-type="string" calcext:value-type="string">
            <text:p>sportowefakty.wp.pl#$#abort-on-property-read prebidConfig.hb</text:p>
          </table:table-cell>
          <table:table-cell table:style-name="ce365" office:value-type="string" calcext:value-type="string">
            <text:p>unnecessary?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9" calcext:value-type="float">
            <text:p>9</text:p>
          </table:table-cell>
          <table:table-cell table:style-name="ce248" office:value-type="string" calcext:value-type="string">
            <text:p>forum.echirurgia.pl</text:p>
          </table:table-cell>
          <table:table-cell table:style-name="ce367" office:value-type="string" calcext:value-type="string">
            <text:p>DONE</text:p>
          </table:table-cell>
          <table:table-cell table:style-name="ce248" office:value-type="string" calcext:value-type="string">
            <text:p>echirurgia.pl#$#abort-current-inline-script document.querySelector registerSlot</text:p>
          </table:table-cell>
          <table:table-cell table:style-name="ce248"/>
          <table:table-cell table:style-name="ce371"/>
          <table:table-cell table:style-name="ce248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63" office:value-type="float" office:value="10" calcext:value-type="float">
            <text:p>10</text:p>
          </table:table-cell>
          <table:table-cell table:style-name="ce365" office:value-type="string" calcext:value-type="string">
            <text:p>kardiolo.pl</text:p>
          </table:table-cell>
          <table:table-cell table:style-name="ce368" office:value-type="string" calcext:value-type="string">
            <text:p>DONE</text:p>
          </table:table-cell>
          <table:table-cell table:style-name="ce242" office:value-type="string" calcext:value-type="string">
            <text:p>kardiolo.pl#$#abort-on-property-write rekid</text:p>
          </table:table-cell>
          <table:table-cell table:style-name="ce365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11" calcext:value-type="float">
            <text:p>11</text:p>
          </table:table-cell>
          <table:table-cell table:style-name="ce366" office:value-type="string" calcext:value-type="string">
            <text:p>wawalove.wp.pl</text:p>
          </table:table-cell>
          <table:table-cell table:style-name="ce367" office:value-type="string" calcext:value-type="string">
            <text:p>DONE</text:p>
          </table:table-cell>
          <table:table-cell table:style-name="ce242" office:value-type="string" calcext:value-type="string">
            <text:p>wawalove.wp.pl#$#abort-on-property-read prebidConfig.hb</text:p>
          </table:table-cell>
          <table:table-cell table:style-name="ce248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12" calcext:value-type="float">
            <text:p>12</text:p>
          </table:table-cell>
          <table:table-cell table:style-name="ce365" office:value-type="string" calcext:value-type="string">
            <text:p>film.wp.pl</text:p>
          </table:table-cell>
          <table:table-cell table:style-name="ce368" office:value-type="string" calcext:value-type="string">
            <text:p>ACCEPT</text:p>
          </table:table-cell>
          <table:table-cell table:style-name="ce365" office:value-type="string" calcext:value-type="string">
            <text:p>film.wp.pl#?#span &gt; div:-abp-has(&gt; .container + .text_reklama)</text:p>
          </table:table-cell>
          <table:table-cell table:style-name="ce365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13" calcext:value-type="float">
            <text:p>13</text:p>
          </table:table-cell>
          <table:table-cell table:style-name="ce248" office:value-type="string" calcext:value-type="string">
            <text:p>film.wp.pl</text:p>
          </table:table-cell>
          <table:table-cell table:style-name="ce367" office:value-type="string" calcext:value-type="string">
            <text:p>DONE</text:p>
          </table:table-cell>
          <table:table-cell table:style-name="ce248" office:value-type="string" calcext:value-type="string">
            <text:p>film.wp.pl#$#abort-on-property-read prebidConfig.hb</text:p>
          </table:table-cell>
          <table:table-cell table:style-name="ce248" office:value-type="string" calcext:value-type="string">
            <text:p>domodi widget</text:p>
          </table:table-cell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14" calcext:value-type="float">
            <text:p>14</text:p>
          </table:table-cell>
          <table:table-cell table:style-name="ce248" office:value-type="string" calcext:value-type="string">
            <text:p>teleshow.wp.pl</text:p>
          </table:table-cell>
          <table:table-cell table:style-name="ce369" office:value-type="string" calcext:value-type="string">
            <text:p>DONE</text:p>
          </table:table-cell>
          <table:table-cell table:style-name="ce248" office:value-type="string" calcext:value-type="string">
            <text:p>teleshow.wp.pl#$#abort-on-property-read prebidConfig.hb</text:p>
          </table:table-cell>
          <table:table-cell table:style-name="ce365" office:value-type="string" calcext:value-type="string">
            <text:p>https://teleshow.wp.pl/bardowscy-z-rolnik-szuka-zony-buduja-dom-anna-byla-przerazona-oknami-6537576931560160a</text:p>
          </table:table-cell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15" calcext:value-type="float">
            <text:p>15</text:p>
          </table:table-cell>
          <table:table-cell table:style-name="ce248" office:value-type="string" calcext:value-type="string">
            <text:p>teleshow.wp.pl</text:p>
          </table:table-cell>
          <table:table-cell table:style-name="ce367" office:value-type="string" calcext:value-type="string">
            <text:p>DONE</text:p>
          </table:table-cell>
          <table:table-cell table:style-name="ce248" office:value-type="string" calcext:value-type="string">
            <text:p>teleshow.wp.pl##.shoplovin-3P</text:p>
          </table:table-cell>
          <table:table-cell table:style-name="ce248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71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63" office:value-type="float" office:value="16" calcext:value-type="float">
            <text:p>16</text:p>
          </table:table-cell>
          <table:table-cell table:style-name="ce365" office:value-type="string" calcext:value-type="string">
            <text:p>pogoda.wp.pl</text:p>
          </table:table-cell>
          <table:table-cell table:style-name="ce368" office:value-type="string" calcext:value-type="string">
            <text:p>DONE</text:p>
          </table:table-cell>
          <table:table-cell table:style-name="ce242" office:value-type="string" calcext:value-type="string">
            <text:p>pogoda.wp.pl#$#abort-on-property-read prebidConfig.config.floorprices</text:p>
          </table:table-cell>
          <table:table-cell table:style-name="ce365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17" calcext:value-type="float">
            <text:p>17</text:p>
          </table:table-cell>
          <table:table-cell table:style-name="ce248" office:value-type="string" calcext:value-type="string">
            <text:p>dom.wp.pl</text:p>
          </table:table-cell>
          <table:table-cell table:style-name="ce367" office:value-type="string" calcext:value-type="string">
            <text:p>ACCEPT</text:p>
          </table:table-cell>
          <table:table-cell table:style-name="ce248" office:value-type="string" calcext:value-type="string">
            <text:p>dom.wp.pl#$#abort-on-property-read rekid</text:p>
          </table:table-cell>
          <table:table-cell table:style-name="ce248"/>
          <table:table-cell table:style-name="ce371"/>
          <table:table-cell table:number-columns-repeated="1018"/>
        </table:table-row>
        <table:table-row table:style-name="ro4">
          <table:table-cell table:style-name="ce363" office:value-type="float" office:value="18" calcext:value-type="float">
            <text:p>18</text:p>
          </table:table-cell>
          <table:table-cell table:style-name="ce365" office:value-type="string" calcext:value-type="string">
            <text:p>dom.wp.pl</text:p>
          </table:table-cell>
          <table:table-cell table:style-name="ce368" office:value-type="string" calcext:value-type="string">
            <text:p>ACCEPT</text:p>
          </table:table-cell>
          <table:table-cell table:style-name="ce242" office:value-type="string" calcext:value-type="string">
            <text:p>dom.wp.pl#?#.view-first:-abp-has(a[onclick*="var img = document.createElement('img');"])</text:p>
          </table:table-cell>
          <table:table-cell table:style-name="ce365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19" calcext:value-type="float">
            <text:p>19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20" calcext:value-type="float">
            <text:p>20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21" calcext:value-type="float">
            <text:p>21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22" calcext:value-type="float">
            <text:p>22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23" calcext:value-type="float">
            <text:p>23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24" calcext:value-type="float">
            <text:p>24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25" calcext:value-type="float">
            <text:p>25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26" calcext:value-type="float">
            <text:p>26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27" calcext:value-type="float">
            <text:p>27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28" calcext:value-type="float">
            <text:p>28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29" calcext:value-type="float">
            <text:p>29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30" calcext:value-type="float">
            <text:p>30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31" calcext:value-type="float">
            <text:p>31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32" calcext:value-type="float">
            <text:p>32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33" calcext:value-type="float">
            <text:p>33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34" calcext:value-type="float">
            <text:p>34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35" calcext:value-type="float">
            <text:p>35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36" calcext:value-type="float">
            <text:p>36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37" calcext:value-type="float">
            <text:p>37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38" calcext:value-type="float">
            <text:p>38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39" calcext:value-type="float">
            <text:p>39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40" calcext:value-type="float">
            <text:p>40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41" calcext:value-type="float">
            <text:p>41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42" calcext:value-type="float">
            <text:p>42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43" calcext:value-type="float">
            <text:p>43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44" calcext:value-type="float">
            <text:p>44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45" calcext:value-type="float">
            <text:p>45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46" calcext:value-type="float">
            <text:p>46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47" calcext:value-type="float">
            <text:p>47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48" calcext:value-type="float">
            <text:p>48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49" calcext:value-type="float">
            <text:p>49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1">
          <table:table-cell table:style-name="ce363" office:value-type="float" office:value="50" calcext:value-type="float">
            <text:p>50</text:p>
          </table:table-cell>
          <table:table-cell table:style-name="ce365"/>
          <table:table-cell table:style-name="ce368"/>
          <table:table-cell table:style-name="ce365" table:number-columns-repeated="2"/>
          <table:table-cell table:style-name="ce372"/>
          <table:table-cell table:number-columns-repeated="1018"/>
        </table:table-row>
        <table:table-row table:style-name="ro1">
          <table:table-cell table:style-name="ce362" office:value-type="float" office:value="51" calcext:value-type="float">
            <text:p>51</text:p>
          </table:table-cell>
          <table:table-cell table:style-name="ce248"/>
          <table:table-cell table:style-name="ce367"/>
          <table:table-cell table:style-name="ce248" table:number-columns-repeated="2"/>
          <table:table-cell table:style-name="ce371"/>
          <table:table-cell table:number-columns-repeated="1018"/>
        </table:table-row>
        <table:table-row table:style-name="ro7" table:number-rows-repeated="104852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6">
        <office:forms form:automatic-focus="false" form:apply-design-mode="false"/>
        <table:table-column table:style-name="co19" table:default-cell-style-name="ce270"/>
        <table:table-column table:style-name="co13" table:visibility="collapse" table:default-cell-style-name="ce270"/>
        <table:table-column table:style-name="co20" table:default-cell-style-name="ce270"/>
        <table:table-column table:style-name="co21" table:default-cell-style-name="ce270"/>
        <table:table-column table:style-name="co22" table:default-cell-style-name="ce270"/>
        <table:table-column table:style-name="co23" table:default-cell-style-name="ce455"/>
        <table:table-column table:style-name="co24" table:default-cell-style-name="ce270"/>
        <table:table-column table:style-name="co18" table:number-columns-repeated="1017" table:default-cell-style-name="ce270"/>
        <table:table-row table:style-name="ro1">
          <table:table-cell table:style-name="ce373"/>
          <table:table-cell table:style-name="ce396"/>
          <table:table-cell table:style-name="ce396" office:value-type="string" calcext:value-type="string">
            <text:p>site</text:p>
          </table:table-cell>
          <table:table-cell table:style-name="ce396" office:value-type="string" calcext:value-type="string">
            <text:p>status</text:p>
          </table:table-cell>
          <table:table-cell table:style-name="ce396" office:value-type="string" calcext:value-type="string">
            <text:p>filter</text:p>
          </table:table-cell>
          <table:table-cell table:style-name="ce451" office:value-type="string" calcext:value-type="string">
            <text:p>reason</text:p>
          </table:table-cell>
          <table:table-cell table:style-name="ce456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74" office:value-type="float" office:value="1" calcext:value-type="float">
            <text:p>1</text:p>
          </table:table-cell>
          <table:table-cell table:style-name="ce399" table:formula="of:=RIGHT([.C2];LEN([.C2])-FIND(&quot;.&quot;;[.C2]))" office:value-type="string" office:string-value="com" calcext:value-type="string">
            <text:p>com</text:p>
          </table:table-cell>
          <table:table-cell table:style-name="ce419" office:value-type="string" calcext:value-type="string">
            <text:p>nerwica.com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2" calcext:value-type="float">
            <text:p>2</text:p>
          </table:table-cell>
          <table:table-cell table:style-name="ce417" table:formula="of:=RIGHT([.C3];LEN([.C3])-FIND(&quot;.&quot;;[.C3]))" office:value-type="string" office:string-value="fm" calcext:value-type="string">
            <text:p>fm</text:p>
          </table:table-cell>
          <table:table-cell table:style-name="ce366" office:value-type="string" calcext:value-type="string">
            <text:p>open.fm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3" calcext:value-type="float">
            <text:p>3</text:p>
          </table:table-cell>
          <table:table-cell table:style-name="ce399" table:formula="of:=RIGHT([.C4];LEN([.C4])-FIND(&quot;.&quot;;[.C4]))" office:value-type="string" office:string-value="money.pl" calcext:value-type="string">
            <text:p>money.pl</text:p>
          </table:table-cell>
          <table:table-cell table:style-name="ce419" office:value-type="string" calcext:value-type="string">
            <text:p>direct.money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4" calcext:value-type="float">
            <text:p>4</text:p>
          </table:table-cell>
          <table:table-cell table:style-name="ce417" table:formula="of:=RIGHT([.C5];LEN([.C5])-FIND(&quot;.&quot;;[.C5]))" office:value-type="string" office:string-value="money.pl" calcext:value-type="string">
            <text:p>money.pl</text:p>
          </table:table-cell>
          <table:table-cell table:style-name="ce366" office:value-type="string" calcext:value-type="string">
            <text:p>praca.money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5" calcext:value-type="float">
            <text:p>5</text:p>
          </table:table-cell>
          <table:table-cell table:style-name="ce399" table:formula="of:=RIGHT([.C6];LEN([.C6])-FIND(&quot;.&quot;;[.C6]))" office:value-type="string" office:string-value="money.pl" calcext:value-type="string">
            <text:p>money.pl</text:p>
          </table:table-cell>
          <table:table-cell table:style-name="ce419" office:value-type="string" calcext:value-type="string">
            <text:p>prawo.money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6" calcext:value-type="float">
            <text:p>6</text:p>
          </table:table-cell>
          <table:table-cell table:style-name="ce417" table:formula="of:=RIGHT([.C7];LEN([.C7])-FIND(&quot;.&quot;;[.C7]))" office:value-type="string" office:string-value="o2.pl" calcext:value-type="string">
            <text:p>o2.pl</text:p>
          </table:table-cell>
          <table:table-cell table:style-name="ce366" office:value-type="string" calcext:value-type="string">
            <text:p>poczta.o2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7" calcext:value-type="float">
            <text:p>7</text:p>
          </table:table-cell>
          <table:table-cell table:style-name="ce399" table:formula="of:=RIGHT([.C8];LEN([.C8])-FIND(&quot;.&quot;;[.C8]))" office:value-type="string" office:string-value="pl" calcext:value-type="string">
            <text:p>pl</text:p>
          </table:table-cell>
          <table:table-cell table:style-name="ce419" office:value-type="string" calcext:value-type="string">
            <text:p>abczdrowie.pl</text:p>
          </table:table-cell>
          <table:table-cell table:style-name="ce431" office:value-type="string" calcext:value-type="string">
            <text:p>OK</text:p>
          </table:table-cell>
          <table:table-cell table:style-name="ce419" office:value-type="string" calcext:value-type="string">
            <text:p>https://leki.abczdrowie.pl/p/prostogal-1000-spec-przed-rol-prod-gal-l-p-m-l-s-j</text:p>
          </table:table-cell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8" calcext:value-type="float">
            <text:p>8</text:p>
          </table:table-cell>
          <table:table-cell table:style-name="ce417" table:formula="of:=RIGHT([.C9];LEN([.C9])-FIND(&quot;.&quot;;[.C9]))" office:value-type="string" office:string-value="pl" calcext:value-type="string">
            <text:p>pl</text:p>
          </table:table-cell>
          <table:table-cell table:style-name="ce366" office:value-type="string" calcext:value-type="string">
            <text:p>autokult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9" calcext:value-type="float">
            <text:p>9</text:p>
          </table:table-cell>
          <table:table-cell table:style-name="ce399" table:formula="of:=RIGHT([.C10];LEN([.C10])-FIND(&quot;.&quot;;[.C10]))" office:value-type="string" office:string-value="pl" calcext:value-type="string">
            <text:p>pl</text:p>
          </table:table-cell>
          <table:table-cell table:style-name="ce419" office:value-type="string" calcext:value-type="string">
            <text:p>bloog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10" calcext:value-type="float">
            <text:p>10</text:p>
          </table:table-cell>
          <table:table-cell table:style-name="ce417" table:formula="of:=RIGHT([.C11];LEN([.C11])-FIND(&quot;.&quot;;[.C11]))" office:value-type="string" office:string-value="pl" calcext:value-type="string">
            <text:p>pl</text:p>
          </table:table-cell>
          <table:table-cell table:style-name="ce366" office:value-type="string" calcext:value-type="string">
            <text:p>dobreprogramy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11" calcext:value-type="float">
            <text:p>11</text:p>
          </table:table-cell>
          <table:table-cell table:style-name="ce399" table:formula="of:=RIGHT([.C12];LEN([.C12])-FIND(&quot;.&quot;;[.C12]))" office:value-type="string" office:string-value="pl" calcext:value-type="string">
            <text:p>pl</text:p>
          </table:table-cell>
          <table:table-cell table:style-name="ce428" office:value-type="string" calcext:value-type="string">
            <text:p>docelu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12" calcext:value-type="float">
            <text:p>12</text:p>
          </table:table-cell>
          <table:table-cell table:style-name="ce417" table:formula="of:=RIGHT([.C13];LEN([.C13])-FIND(&quot;.&quot;;[.C13]))" office:value-type="string" office:string-value="pl" calcext:value-type="string">
            <text:p>pl</text:p>
          </table:table-cell>
          <table:table-cell table:style-name="ce366" office:value-type="string" calcext:value-type="string">
            <text:p>domodi.pl</text:p>
          </table:table-cell>
          <table:table-cell table:style-name="ce432" office:value-type="string" calcext:value-type="string">
            <text:p>NO ADS BY DEFAULT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13" calcext:value-type="float">
            <text:p>13</text:p>
          </table:table-cell>
          <table:table-cell table:style-name="ce399" table:formula="of:=RIGHT([.C14];LEN([.C14])-FIND(&quot;.&quot;;[.C14]))" office:value-type="string" office:string-value="pl" calcext:value-type="string">
            <text:p>pl</text:p>
          </table:table-cell>
          <table:table-cell table:style-name="ce419" office:value-type="string" calcext:value-type="string">
            <text:p>echirurgia.pl</text:p>
          </table:table-cell>
          <table:table-cell table:style-name="ce431" office:value-type="string" calcext:value-type="string">
            <text:p>OK</text:p>
          </table:table-cell>
          <table:table-cell table:style-name="ce419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14" calcext:value-type="float">
            <text:p>14</text:p>
          </table:table-cell>
          <table:table-cell table:style-name="ce417" table:formula="of:=RIGHT([.C15];LEN([.C15])-FIND(&quot;.&quot;;[.C15]))" office:value-type="string" office:string-value="pl" calcext:value-type="string">
            <text:p>pl</text:p>
          </table:table-cell>
          <table:table-cell table:style-name="ce366" office:value-type="string" calcext:value-type="string">
            <text:p>gadzetomania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15" calcext:value-type="float">
            <text:p>15</text:p>
          </table:table-cell>
          <table:table-cell table:style-name="ce399" table:formula="of:=RIGHT([.C16];LEN([.C16])-FIND(&quot;.&quot;;[.C16]))" office:value-type="string" office:string-value="pl" calcext:value-type="string">
            <text:p>pl</text:p>
          </table:table-cell>
          <table:table-cell table:style-name="ce419" office:value-type="string" calcext:value-type="string">
            <text:p>homebook.pl</text:p>
          </table:table-cell>
          <table:table-cell table:style-name="ce431" office:value-type="string" calcext:value-type="string">
            <text:p>check</text:p>
          </table:table-cell>
          <table:table-cell table:style-name="ce419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452" office:value-type="string" calcext:value-type="string">
            <text:p>floating cersanit right corner</text:p>
          </table:table-cell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16" calcext:value-type="float">
            <text:p>16</text:p>
          </table:table-cell>
          <table:table-cell table:style-name="ce417" table:formula="of:=RIGHT([.C17];LEN([.C17])-FIND(&quot;.&quot;;[.C17]))" office:value-type="string" office:string-value="pl" calcext:value-type="string">
            <text:p>pl</text:p>
          </table:table-cell>
          <table:table-cell table:style-name="ce366" office:value-type="string" calcext:value-type="string">
            <text:p>kafeteria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17" calcext:value-type="float">
            <text:p>17</text:p>
          </table:table-cell>
          <table:table-cell table:style-name="ce399" table:formula="of:=RIGHT([.C18];LEN([.C18])-FIND(&quot;.&quot;;[.C18]))" office:value-type="string" office:string-value="pl" calcext:value-type="string">
            <text:p>pl</text:p>
          </table:table-cell>
          <table:table-cell table:style-name="ce419" office:value-type="string" calcext:value-type="string">
            <text:p>kafeteria.pl</text:p>
          </table:table-cell>
          <table:table-cell table:style-name="ce433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18" calcext:value-type="float">
            <text:p>18</text:p>
          </table:table-cell>
          <table:table-cell table:style-name="ce417" table:formula="of:=RIGHT([.C19];LEN([.C19])-FIND(&quot;.&quot;;[.C19]))" office:value-type="string" office:string-value="pl" calcext:value-type="string">
            <text:p>pl</text:p>
          </table:table-cell>
          <table:table-cell table:style-name="ce366" office:value-type="string" calcext:value-type="string">
            <text:p>kardiolo.pl</text:p>
          </table:table-cell>
          <table:table-cell table:style-name="ce432" office:value-type="string" calcext:value-type="string">
            <text:p>OK</text:p>
          </table:table-cell>
          <table:table-cell table:style-name="ce366" office:value-type="string" calcext:value-type="string">
            <text:p>in same place</text:p>
          </table:table-cell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19" calcext:value-type="float">
            <text:p>19</text:p>
          </table:table-cell>
          <table:table-cell table:style-name="ce399" table:formula="of:=RIGHT([.C20];LEN([.C20])-FIND(&quot;.&quot;;[.C20]))" office:value-type="string" office:string-value="pl" calcext:value-type="string">
            <text:p>pl</text:p>
          </table:table-cell>
          <table:table-cell table:style-name="ce419" office:value-type="string" calcext:value-type="string">
            <text:p>komorkomania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20" calcext:value-type="float">
            <text:p>20</text:p>
          </table:table-cell>
          <table:table-cell table:style-name="ce417" table:formula="of:=RIGHT([.C21];LEN([.C21])-FIND(&quot;.&quot;;[.C21]))" office:value-type="string" office:string-value="pl" calcext:value-type="string">
            <text:p>pl</text:p>
          </table:table-cell>
          <table:table-cell table:style-name="ce366" office:value-type="string" calcext:value-type="string">
            <text:p>kowbojki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21" calcext:value-type="float">
            <text:p>21</text:p>
          </table:table-cell>
          <table:table-cell table:style-name="ce399" table:formula="of:=RIGHT([.C22];LEN([.C22])-FIND(&quot;.&quot;;[.C22]))" office:value-type="string" office:string-value="pl" calcext:value-type="string">
            <text:p>pl</text:p>
          </table:table-cell>
          <table:table-cell table:style-name="ce419" office:value-type="string" calcext:value-type="string">
            <text:p>luxlux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22" calcext:value-type="float">
            <text:p>22</text:p>
          </table:table-cell>
          <table:table-cell table:style-name="ce417" table:formula="of:=RIGHT([.C23];LEN([.C23])-FIND(&quot;.&quot;;[.C23]))" office:value-type="string" office:string-value="pl" calcext:value-type="string">
            <text:p>pl</text:p>
          </table:table-cell>
          <table:table-cell table:style-name="ce366" office:value-type="string" calcext:value-type="string">
            <text:p>medycyna24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23" calcext:value-type="float">
            <text:p>23</text:p>
          </table:table-cell>
          <table:table-cell table:style-name="ce399" table:formula="of:=RIGHT([.C24];LEN([.C24])-FIND(&quot;.&quot;;[.C24]))" office:value-type="string" office:string-value="pl" calcext:value-type="string">
            <text:p>pl</text:p>
          </table:table-cell>
          <table:table-cell table:style-name="ce419" office:value-type="string" calcext:value-type="string">
            <text:p>o2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24" calcext:value-type="float">
            <text:p>24</text:p>
          </table:table-cell>
          <table:table-cell table:style-name="ce417" table:formula="of:=RIGHT([.C25];LEN([.C25])-FIND(&quot;.&quot;;[.C25]))" office:value-type="string" office:string-value="pl" calcext:value-type="string">
            <text:p>pl</text:p>
          </table:table-cell>
          <table:table-cell table:style-name="ce366" office:value-type="string" calcext:value-type="string">
            <text:p>parenting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25" calcext:value-type="float">
            <text:p>25</text:p>
          </table:table-cell>
          <table:table-cell table:style-name="ce399" table:formula="of:=RIGHT([.C26];LEN([.C26])-FIND(&quot;.&quot;;[.C26]))" office:value-type="string" office:string-value="pl" calcext:value-type="string">
            <text:p>pl</text:p>
          </table:table-cell>
          <table:table-cell table:style-name="ce419" office:value-type="string" calcext:value-type="string">
            <text:p>pinger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26" calcext:value-type="float">
            <text:p>26</text:p>
          </table:table-cell>
          <table:table-cell table:style-name="ce417" table:formula="of:=RIGHT([.C27];LEN([.C27])-FIND(&quot;.&quot;;[.C27]))" office:value-type="string" office:string-value="pl" calcext:value-type="string">
            <text:p>pl</text:p>
          </table:table-cell>
          <table:table-cell table:style-name="ce366" office:value-type="string" calcext:value-type="string">
            <text:p>pogodnie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27" calcext:value-type="float">
            <text:p>27</text:p>
          </table:table-cell>
          <table:table-cell table:style-name="ce399" table:formula="of:=RIGHT([.C28];LEN([.C28])-FIND(&quot;.&quot;;[.C28]))" office:value-type="string" office:string-value="pl" calcext:value-type="string">
            <text:p>pl</text:p>
          </table:table-cell>
          <table:table-cell table:style-name="ce419" office:value-type="string" calcext:value-type="string">
            <text:p>pudelek.pl</text:p>
          </table:table-cell>
          <table:table-cell table:style-name="ce431" office:value-type="string" calcext:value-type="string">
            <text:p>ADVERT</text:p>
          </table:table-cell>
          <table:table-cell table:style-name="ce419"/>
          <table:table-cell table:style-name="ce452" office:value-type="string" calcext:value-type="string">
            <text:p>broken</text:p>
          </table:table-cell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28" calcext:value-type="float">
            <text:p>28</text:p>
          </table:table-cell>
          <table:table-cell table:style-name="ce417" table:formula="of:=RIGHT([.C29];LEN([.C29])-FIND(&quot;.&quot;;[.C29]))" office:value-type="string" office:string-value="pl" calcext:value-type="string">
            <text:p>pl</text:p>
          </table:table-cell>
          <table:table-cell table:style-name="ce366" office:value-type="string" calcext:value-type="string">
            <text:p>samosia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29" calcext:value-type="float">
            <text:p>29</text:p>
          </table:table-cell>
          <table:table-cell table:style-name="ce399" table:formula="of:=RIGHT([.C30];LEN([.C30])-FIND(&quot;.&quot;;[.C30]))" office:value-type="string" office:string-value="pl" calcext:value-type="string">
            <text:p>pl</text:p>
          </table:table-cell>
          <table:table-cell table:style-name="ce419" office:value-type="string" calcext:value-type="string">
            <text:p>smaczneblogi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30" calcext:value-type="float">
            <text:p>30</text:p>
          </table:table-cell>
          <table:table-cell table:style-name="ce417" table:formula="of:=RIGHT([.C31];LEN([.C31])-FIND(&quot;.&quot;;[.C31]))" office:value-type="string" office:string-value="pl" calcext:value-type="string">
            <text:p>pl</text:p>
          </table:table-cell>
          <table:table-cell table:style-name="ce366" office:value-type="string" calcext:value-type="string">
            <text:p>smog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31" calcext:value-type="float">
            <text:p>31</text:p>
          </table:table-cell>
          <table:table-cell table:style-name="ce399" table:formula="of:=RIGHT([.C32];LEN([.C32])-FIND(&quot;.&quot;;[.C32]))" office:value-type="string" office:string-value="pl" calcext:value-type="string">
            <text:p>pl</text:p>
          </table:table-cell>
          <table:table-cell table:style-name="ce419" office:value-type="string" calcext:value-type="string">
            <text:p>snobka.pl</text:p>
          </table:table-cell>
          <table:table-cell table:style-name="ce431" office:value-type="string" calcext:value-type="string">
            <text:p>NO ADS BY DEFAUL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32" calcext:value-type="float">
            <text:p>32</text:p>
          </table:table-cell>
          <table:table-cell table:style-name="ce417" table:formula="of:=RIGHT([.C33];LEN([.C33])-FIND(&quot;.&quot;;[.C33]))" office:value-type="string" office:string-value="pl" calcext:value-type="string">
            <text:p>pl</text:p>
          </table:table-cell>
          <table:table-cell table:style-name="ce366" office:value-type="string" calcext:value-type="string">
            <text:p>testwiedzy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33" calcext:value-type="float">
            <text:p>33</text:p>
          </table:table-cell>
          <table:table-cell table:style-name="ce399" table:formula="of:=RIGHT([.C34];LEN([.C34])-FIND(&quot;.&quot;;[.C34]))" office:value-type="string" office:string-value="pl" calcext:value-type="string">
            <text:p>pl</text:p>
          </table:table-cell>
          <table:table-cell table:style-name="ce419" office:value-type="string" calcext:value-type="string">
            <text:p>wakacje.pl</text:p>
          </table:table-cell>
          <table:table-cell table:style-name="ce434" office:value-type="string" calcext:value-type="string">
            <text:p>NO ADS BY DEFAUL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34" calcext:value-type="float">
            <text:p>34</text:p>
          </table:table-cell>
          <table:table-cell table:style-name="ce417" table:formula="of:=RIGHT([.C35];LEN([.C35])-FIND(&quot;.&quot;;[.C35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bilety24.wp.pl</text:p>
          </table:table-cell>
          <table:table-cell table:style-name="ce435" office:value-type="string" calcext:value-type="string">
            <text:p>NO ADS BY DEFAULT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35" calcext:value-type="float">
            <text:p>35</text:p>
          </table:table-cell>
          <table:table-cell table:style-name="ce399" table:formula="of:=RIGHT([.C36];LEN([.C36])-FIND(&quot;.&quot;;[.C36]))" office:value-type="string" office:string-value="wp.pl" calcext:value-type="string">
            <text:p>wp.pl</text:p>
          </table:table-cell>
          <table:table-cell table:style-name="ce419" office:value-type="string" calcext:value-type="string">
            <text:p>centralagier.wp.pl</text:p>
          </table:table-cell>
          <table:table-cell table:style-name="ce436" office:value-type="string" calcext:value-type="string">
            <text:p>NO ADS BY DEFAUL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36" calcext:value-type="float">
            <text:p>36</text:p>
          </table:table-cell>
          <table:table-cell table:style-name="ce417" table:formula="of:=RIGHT([.C37];LEN([.C37])-FIND(&quot;.&quot;;[.C37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diety.wp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37" calcext:value-type="float">
            <text:p>37</text:p>
          </table:table-cell>
          <table:table-cell table:style-name="ce399" table:formula="of:=RIGHT([.C38];LEN([.C38])-FIND(&quot;.&quot;;[.C38]))" office:value-type="string" office:string-value="wp.pl" calcext:value-type="string">
            <text:p>wp.pl</text:p>
          </table:table-cell>
          <table:table-cell table:style-name="ce419" office:value-type="string" calcext:value-type="string">
            <text:p>dlaprasy.wp.pl</text:p>
          </table:table-cell>
          <table:table-cell table:style-name="ce437" office:value-type="string" calcext:value-type="string">
            <text:p>NO ADS BY DEFAUL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38" calcext:value-type="float">
            <text:p>38</text:p>
          </table:table-cell>
          <table:table-cell table:style-name="ce417" table:formula="of:=RIGHT([.C39];LEN([.C39])-FIND(&quot;.&quot;;[.C39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dlugi.wp.pl</text:p>
          </table:table-cell>
          <table:table-cell table:style-name="ce438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39" calcext:value-type="float">
            <text:p>39</text:p>
          </table:table-cell>
          <table:table-cell table:style-name="ce399" table:formula="of:=RIGHT([.C40];LEN([.C40])-FIND(&quot;.&quot;;[.C40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dom.wp.pl</text:p>
          </table:table-cell>
          <table:table-cell table:style-name="ce431" office:value-type="string" calcext:value-type="string">
            <text:p>TO SUBMI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40" calcext:value-type="float">
            <text:p>40</text:p>
          </table:table-cell>
          <table:table-cell table:style-name="ce417" table:formula="of:=RIGHT([.C41];LEN([.C41])-FIND(&quot;.&quot;;[.C41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dziejesie.wp.pl</text:p>
          </table:table-cell>
          <table:table-cell table:style-name="ce432" office:value-type="string" calcext:value-type="string">
            <text:p>NO ADS BY DEFAULT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41" calcext:value-type="float">
            <text:p>41</text:p>
          </table:table-cell>
          <table:table-cell table:style-name="ce399" table:formula="of:=RIGHT([.C42];LEN([.C42])-FIND(&quot;.&quot;;[.C42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facet.wp.pl</text:p>
          </table:table-cell>
          <table:table-cell table:style-name="ce431" office:value-type="string" calcext:value-type="string">
            <text:p>ADVER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42" calcext:value-type="float">
            <text:p>42</text:p>
          </table:table-cell>
          <table:table-cell table:style-name="ce417" table:formula="of:=RIGHT([.C43];LEN([.C43])-FIND(&quot;.&quot;;[.C43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film.wp.pl</text:p>
          </table:table-cell>
          <table:table-cell table:style-name="ce439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43" calcext:value-type="float">
            <text:p>43</text:p>
          </table:table-cell>
          <table:table-cell table:style-name="ce399" table:formula="of:=RIGHT([.C44];LEN([.C44])-FIND(&quot;.&quot;;[.C44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finanse.wp.pl</text:p>
          </table:table-cell>
          <table:table-cell table:style-name="ce440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44" calcext:value-type="float">
            <text:p>44</text:p>
          </table:table-cell>
          <table:table-cell table:style-name="ce417" table:formula="of:=RIGHT([.C45];LEN([.C45])-FIND(&quot;.&quot;;[.C45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gry.wp.pl</text:p>
          </table:table-cell>
          <table:table-cell table:style-name="ce441" office:value-type="string" calcext:value-type="string">
            <text:p>ADVERT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45" calcext:value-type="float">
            <text:p>45</text:p>
          </table:table-cell>
          <table:table-cell table:style-name="ce399" table:formula="of:=RIGHT([.C46];LEN([.C46])-FIND(&quot;.&quot;;[.C46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gryonline.wp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46" calcext:value-type="float">
            <text:p>46</text:p>
          </table:table-cell>
          <table:table-cell table:style-name="ce417" table:formula="of:=RIGHT([.C47];LEN([.C47])-FIND(&quot;.&quot;;[.C47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gwiazdy.wp.pl</text:p>
          </table:table-cell>
          <table:table-cell table:style-name="ce44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47" calcext:value-type="float">
            <text:p>47</text:p>
          </table:table-cell>
          <table:table-cell table:style-name="ce399" table:formula="of:=RIGHT([.C48];LEN([.C48])-FIND(&quot;.&quot;;[.C48]))" office:value-type="string" office:string-value="wp.pl" calcext:value-type="string">
            <text:p>wp.pl</text:p>
          </table:table-cell>
          <table:table-cell table:style-name="ce419" office:value-type="string" calcext:value-type="string">
            <text:p>holding.wp.pl</text:p>
          </table:table-cell>
          <table:table-cell table:style-name="ce431" office:value-type="string" calcext:value-type="string">
            <text:p>NO ADS BY DEFAUL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48" calcext:value-type="float">
            <text:p>48</text:p>
          </table:table-cell>
          <table:table-cell table:style-name="ce417" table:formula="of:=RIGHT([.C49];LEN([.C49])-FIND(&quot;.&quot;;[.C49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horoskop.wp.pl</text:p>
          </table:table-cell>
          <table:table-cell table:style-name="ce443" office:value-type="string" calcext:value-type="string">
            <text:p>ADVERT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49" calcext:value-type="float">
            <text:p>49</text:p>
          </table:table-cell>
          <table:table-cell table:style-name="ce399" table:formula="of:=RIGHT([.C50];LEN([.C50])-FIND(&quot;.&quot;;[.C50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kobieta.wp.pl</text:p>
          </table:table-cell>
          <table:table-cell table:style-name="ce431" office:value-type="string" calcext:value-type="string">
            <text:p>ADVER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50" calcext:value-type="float">
            <text:p>50</text:p>
          </table:table-cell>
          <table:table-cell table:style-name="ce417" table:formula="of:=RIGHT([.C51];LEN([.C51])-FIND(&quot;.&quot;;[.C51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ksiazki.wp.pl</text:p>
          </table:table-cell>
          <table:table-cell table:style-name="ce444" office:value-type="string" calcext:value-type="string">
            <text:p>ADVERT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51" calcext:value-type="float">
            <text:p>51</text:p>
          </table:table-cell>
          <table:table-cell table:style-name="ce399" table:formula="of:=RIGHT([.C52];LEN([.C52])-FIND(&quot;.&quot;;[.C52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kuchnia.wp.pl</text:p>
          </table:table-cell>
          <table:table-cell table:style-name="ce431" office:value-type="string" calcext:value-type="string">
            <text:p>ADVER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52" calcext:value-type="float">
            <text:p>52</text:p>
          </table:table-cell>
          <table:table-cell table:style-name="ce417" table:formula="of:=RIGHT([.C53];LEN([.C53])-FIND(&quot;.&quot;;[.C53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magazyn.wp.pl</text:p>
          </table:table-cell>
          <table:table-cell table:style-name="ce445" office:value-type="string" calcext:value-type="string">
            <text:p>Anti-adblock 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53" calcext:value-type="float">
            <text:p>53</text:p>
          </table:table-cell>
          <table:table-cell table:style-name="ce399" table:formula="of:=RIGHT([.C54];LEN([.C54])-FIND(&quot;.&quot;;[.C54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morizon.wp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54" calcext:value-type="float">
            <text:p>54</text:p>
          </table:table-cell>
          <table:table-cell table:style-name="ce417" table:formula="of:=RIGHT([.C55];LEN([.C55])-FIND(&quot;.&quot;;[.C55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moto.wp.pl</text:p>
          </table:table-cell>
          <table:table-cell table:style-name="ce432" office:value-type="string" calcext:value-type="string">
            <text:p>ADVERT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55" calcext:value-type="float">
            <text:p>55</text:p>
          </table:table-cell>
          <table:table-cell table:style-name="ce399" table:formula="of:=RIGHT([.C56];LEN([.C56])-FIND(&quot;.&quot;;[.C56]))" office:value-type="string" office:string-value="wp.pl" calcext:value-type="string">
            <text:p>wp.pl</text:p>
          </table:table-cell>
          <table:table-cell table:style-name="ce419" office:value-type="string" calcext:value-type="string">
            <text:p>nocowanie.wp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56" calcext:value-type="float">
            <text:p>56</text:p>
          </table:table-cell>
          <table:table-cell table:style-name="ce417" table:formula="of:=RIGHT([.C57];LEN([.C57])-FIND(&quot;.&quot;;[.C57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opinie.wp.pl</text:p>
          </table:table-cell>
          <table:table-cell table:style-name="ce432" office:value-type="string" calcext:value-type="string">
            <text:p>ADVERT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57" calcext:value-type="float">
            <text:p>57</text:p>
          </table:table-cell>
          <table:table-cell table:style-name="ce399" table:formula="of:=RIGHT([.C58];LEN([.C58])-FIND(&quot;.&quot;;[.C58]))" office:value-type="string" office:string-value="wp.pl" calcext:value-type="string">
            <text:p>wp.pl</text:p>
          </table:table-cell>
          <table:table-cell table:style-name="ce419" office:value-type="string" calcext:value-type="string">
            <text:p>pilot.wp.pl</text:p>
          </table:table-cell>
          <table:table-cell table:style-name="ce431" office:value-type="string" calcext:value-type="string">
            <text:p>ADVER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58" calcext:value-type="float">
            <text:p>58</text:p>
          </table:table-cell>
          <table:table-cell table:style-name="ce417" table:formula="of:=RIGHT([.C59];LEN([.C59])-FIND(&quot;.&quot;;[.C59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poczta.wp.pl</text:p>
          </table:table-cell>
          <table:table-cell table:style-name="ce446" office:value-type="string" calcext:value-type="string">
            <text:p>to chec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59" calcext:value-type="float">
            <text:p>59</text:p>
          </table:table-cell>
          <table:table-cell table:style-name="ce399" table:formula="of:=RIGHT([.C60];LEN([.C60])-FIND(&quot;.&quot;;[.C60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pogoda.wp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60" calcext:value-type="float">
            <text:p>60</text:p>
          </table:table-cell>
          <table:table-cell table:style-name="ce417" table:formula="of:=RIGHT([.C61];LEN([.C61])-FIND(&quot;.&quot;;[.C61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profil.wp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61" calcext:value-type="float">
            <text:p>61</text:p>
          </table:table-cell>
          <table:table-cell table:style-name="ce399" table:formula="of:=RIGHT([.C62];LEN([.C62])-FIND(&quot;.&quot;;[.C62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radar.wp.pl</text:p>
          </table:table-cell>
          <table:table-cell table:style-name="ce431" office:value-type="string" calcext:value-type="string">
            <text:p>to chec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62" calcext:value-type="float">
            <text:p>62</text:p>
          </table:table-cell>
          <table:table-cell table:style-name="ce417" table:formula="of:=RIGHT([.C63];LEN([.C63])-FIND(&quot;.&quot;;[.C63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reklama.wp.pl</text:p>
          </table:table-cell>
          <table:table-cell table:style-name="ce432" office:value-type="string" calcext:value-type="string">
            <text:p>list o sites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63" calcext:value-type="float">
            <text:p>63</text:p>
          </table:table-cell>
          <table:table-cell table:style-name="ce399" table:formula="of:=RIGHT([.C64];LEN([.C64])-FIND(&quot;.&quot;;[.C64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rekrutacja.wp.pl</text:p>
          </table:table-cell>
          <table:table-cell table:style-name="ce431" office:value-type="string" calcext:value-type="string">
            <text:p>to chec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64" calcext:value-type="float">
            <text:p>64</text:p>
          </table:table-cell>
          <table:table-cell table:style-name="ce417" table:formula="of:=RIGHT([.C65];LEN([.C65])-FIND(&quot;.&quot;;[.C65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sportowefakty.wp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65" calcext:value-type="float">
            <text:p>65</text:p>
          </table:table-cell>
          <table:table-cell table:style-name="ce399" table:formula="of:=RIGHT([.C66];LEN([.C66])-FIND(&quot;.&quot;;[.C66]))" office:value-type="string" office:string-value="wp.pl" calcext:value-type="string">
            <text:p>wp.pl</text:p>
          </table:table-cell>
          <table:table-cell table:style-name="ce419" office:value-type="string" calcext:value-type="string">
            <text:p>targinamedal.wp.pl</text:p>
          </table:table-cell>
          <table:table-cell table:style-name="ce431" office:value-type="string" calcext:value-type="string">
            <text:p>NO ADS BY DEFAUL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66" calcext:value-type="float">
            <text:p>66</text:p>
          </table:table-cell>
          <table:table-cell table:style-name="ce417" table:formula="of:=RIGHT([.C67];LEN([.C67])-FIND(&quot;.&quot;;[.C67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tech.wp.pl</text:p>
          </table:table-cell>
          <table:table-cell table:style-name="ce432" office:value-type="string" calcext:value-type="string">
            <text:p>ADVERT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67" calcext:value-type="float">
            <text:p>67</text:p>
          </table:table-cell>
          <table:table-cell table:style-name="ce399" table:formula="of:=RIGHT([.C68];LEN([.C68])-FIND(&quot;.&quot;;[.C68]))" office:value-type="string" office:string-value="wp.pl" calcext:value-type="string">
            <text:p>wp.pl</text:p>
          </table:table-cell>
          <table:table-cell table:style-name="ce419" office:value-type="string" calcext:value-type="string">
            <text:p>teleshow.wp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68" calcext:value-type="float">
            <text:p>68</text:p>
          </table:table-cell>
          <table:table-cell table:style-name="ce417" table:formula="of:=RIGHT([.C69];LEN([.C69])-FIND(&quot;.&quot;;[.C69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telewizja.wp.pl</text:p>
          </table:table-cell>
          <table:table-cell table:style-name="ce432" office:value-type="string" calcext:value-type="string">
            <text:p>to chec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69" calcext:value-type="float">
            <text:p>69</text:p>
          </table:table-cell>
          <table:table-cell table:style-name="ce399" table:formula="of:=RIGHT([.C70];LEN([.C70])-FIND(&quot;.&quot;;[.C70]))" office:value-type="string" office:string-value="wp.pl" calcext:value-type="string">
            <text:p>wp.pl</text:p>
          </table:table-cell>
          <table:table-cell table:style-name="ce419" office:value-type="string" calcext:value-type="string">
            <text:p>turystyka.wp.pl</text:p>
          </table:table-cell>
          <table:table-cell table:style-name="ce431" office:value-type="string" calcext:value-type="string">
            <text:p>ADVER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70" calcext:value-type="float">
            <text:p>70</text:p>
          </table:table-cell>
          <table:table-cell table:style-name="ce417" table:formula="of:=RIGHT([.C71];LEN([.C71])-FIND(&quot;.&quot;;[.C71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tv.wp.pl</text:p>
          </table:table-cell>
          <table:table-cell table:style-name="ce432" office:value-type="string" calcext:value-type="string">
            <text:p>ADVERT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71" calcext:value-type="float">
            <text:p>71</text:p>
          </table:table-cell>
          <table:table-cell table:style-name="ce399" table:formula="of:=RIGHT([.C72];LEN([.C72])-FIND(&quot;.&quot;;[.C72]))" office:value-type="string" office:string-value="wp.pl" calcext:value-type="string">
            <text:p>wp.pl</text:p>
          </table:table-cell>
          <table:table-cell table:style-name="ce419" office:value-type="string" calcext:value-type="string">
            <text:p>twojeip.wp.pl</text:p>
          </table:table-cell>
          <table:table-cell table:style-name="ce431" office:value-type="string" calcext:value-type="string">
            <text:p>OK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72" calcext:value-type="float">
            <text:p>72</text:p>
          </table:table-cell>
          <table:table-cell table:style-name="ce417" table:formula="of:=RIGHT([.C73];LEN([.C73])-FIND(&quot;.&quot;;[.C73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typer.wp.pl</text:p>
          </table:table-cell>
          <table:table-cell table:style-name="ce432" office:value-type="string" calcext:value-type="string">
            <text:p>NO ADS BY DEFAULT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73" calcext:value-type="float">
            <text:p>73</text:p>
          </table:table-cell>
          <table:table-cell table:style-name="ce399" table:formula="of:=RIGHT([.C74];LEN([.C74])-FIND(&quot;.&quot;;[.C74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video.wp.pl</text:p>
          </table:table-cell>
          <table:table-cell table:style-name="ce431" office:value-type="string" calcext:value-type="string">
            <text:p>broken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74" calcext:value-type="float">
            <text:p>74</text:p>
          </table:table-cell>
          <table:table-cell table:style-name="ce417" table:formula="of:=RIGHT([.C75];LEN([.C75])-FIND(&quot;.&quot;;[.C75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wawalove.wp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75" calcext:value-type="float">
            <text:p>75</text:p>
          </table:table-cell>
          <table:table-cell table:style-name="ce399" table:formula="of:=RIGHT([.C76];LEN([.C76])-FIND(&quot;.&quot;;[.C76]))" office:value-type="string" office:string-value="wp.pl" calcext:value-type="string">
            <text:p>wp.pl</text:p>
          </table:table-cell>
          <table:table-cell table:style-name="ce428" office:value-type="string" calcext:value-type="string">
            <text:p>wiadomosci.wp.pl</text:p>
          </table:table-cell>
          <table:table-cell table:style-name="ce431" office:value-type="string" calcext:value-type="string">
            <text:p>ADVERT</text:p>
          </table:table-cell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76" calcext:value-type="float">
            <text:p>76</text:p>
          </table:table-cell>
          <table:table-cell table:style-name="ce417" table:formula="of:=RIGHT([.C77];LEN([.C77])-FIND(&quot;.&quot;;[.C77]))" office:value-type="string" office:string-value="wp.pl" calcext:value-type="string">
            <text:p>wp.pl</text:p>
          </table:table-cell>
          <table:table-cell table:style-name="ce366" office:value-type="string" calcext:value-type="string">
            <text:p>www.wp.pl</text:p>
          </table:table-cell>
          <table:table-cell table:style-name="ce432" office:value-type="string" calcext:value-type="string">
            <text:p>OK</text:p>
          </table:table-cell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77" calcext:value-type="float">
            <text:p>77</text:p>
          </table:table-cell>
          <table:table-cell table:style-name="ce419"/>
          <table:table-cell table:style-name="ce428"/>
          <table:table-cell table:style-name="ce431"/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78" calcext:value-type="float">
            <text:p>78</text:p>
          </table:table-cell>
          <table:table-cell table:style-name="ce366" table:number-columns-repeated="2"/>
          <table:table-cell table:style-name="ce447"/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79" calcext:value-type="float">
            <text:p>79</text:p>
          </table:table-cell>
          <table:table-cell table:style-name="ce419"/>
          <table:table-cell table:style-name="ce428"/>
          <table:table-cell table:style-name="ce431"/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80" calcext:value-type="float">
            <text:p>80</text:p>
          </table:table-cell>
          <table:table-cell table:style-name="ce366" table:number-columns-repeated="2"/>
          <table:table-cell table:style-name="ce432"/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81" calcext:value-type="float">
            <text:p>81</text:p>
          </table:table-cell>
          <table:table-cell table:style-name="ce419"/>
          <table:table-cell table:style-name="ce428"/>
          <table:table-cell table:style-name="ce431"/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82" calcext:value-type="float">
            <text:p>82</text:p>
          </table:table-cell>
          <table:table-cell table:style-name="ce366" table:number-columns-repeated="2"/>
          <table:table-cell table:style-name="ce432"/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74" office:value-type="float" office:value="83" calcext:value-type="float">
            <text:p>83</text:p>
          </table:table-cell>
          <table:table-cell table:style-name="ce419"/>
          <table:table-cell table:style-name="ce428"/>
          <table:table-cell table:style-name="ce431"/>
          <table:table-cell table:style-name="ce419"/>
          <table:table-cell table:style-name="ce452"/>
          <table:table-cell table:style-name="ce457"/>
          <table:table-cell table:number-columns-repeated="1017"/>
        </table:table-row>
        <table:table-row table:style-name="ro1">
          <table:table-cell table:style-name="ce375" office:value-type="float" office:value="84" calcext:value-type="float">
            <text:p>84</text:p>
          </table:table-cell>
          <table:table-cell table:style-name="ce366" table:number-columns-repeated="2"/>
          <table:table-cell table:style-name="ce432"/>
          <table:table-cell table:style-name="ce366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85" calcext:value-type="float">
            <text:p>85</text:p>
          </table:table-cell>
          <table:table-cell table:style-name="ce423"/>
          <table:table-cell table:style-name="ce430" office:value-type="string" calcext:value-type="string">
            <text:p>COVER </text:p>
          </table:table-cell>
          <table:table-cell table:style-name="ce448" table:formula="of:=(COUNTIF([.D2:.D85];&quot;OK&quot;)+COUNTIF([.D2:.D85];&quot;NO ADS BY DEFAULT&quot;))/COUNTIF([.D2:.D85];&quot;*&quot;)" office:value-type="percentage" office:value="0.697368421052632" calcext:value-type="percentage">
            <text:p>69.74%</text:p>
          </table:table-cell>
          <table:table-cell table:style-name="ce450"/>
          <table:table-cell table:style-name="ce454" office:value-type="string" calcext:value-type="string">
            <text:p><text:s/>CONFIRMED ADS </text:p>
          </table:table-cell>
          <table:table-cell table:style-name="ce459" table:formula="of:=(COUNTIF([.D2:.D85];&quot;ADVERT&quot;)+COUNTIF([.D2:.D85];&quot;Anti-adblock&quot;))/COUNTIF([.D2:.D85];&quot;*&quot;)" office:value-type="percentage" office:value="0.184210526315789" calcext:value-type="percentage">
            <text:p>18.42%</text:p>
          </table:table-cell>
          <table:table-cell table:number-columns-repeated="1017"/>
        </table:table-row>
        <table:table-row table:style-name="ro5" table:number-rows-repeated="114">
          <table:table-cell table:number-columns-repeated="3"/>
          <table:table-cell table:style-name="ce449"/>
          <table:table-cell table:number-columns-repeated="1020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WP-group'.D80:'WP-group'.D200 'WP-group'.D2:'WP-group'.D17 'WP-group'.D19:'WP-group'.D33 'WP-group'.D46:'WP-group'.D46 'WP-group'.D48:'WP-group'.D48 'WP-group'.D50:'WP-group'.D50 'WP-group'.D52:'WP-group'.D58 'WP-group'.D60:'WP-group'.D78 'WP-group'.D37:'WP-group'.D37 'WP-group'.D40:'WP-group'.D42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5" table:target-range-address="'WP-group'.B2:'WP-group'.G7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5:57:51.151717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05T16:05:29.329534270</dc:date>
    <meta:editing-cycles>101</meta:editing-cycles>
    <meta:editing-duration>PT14H17M52S</meta:editing-duration>
    <meta:generator>LibreOffice/6.0.7.3$Linux_X86_64 LibreOffice_project/00m0$Build-3</meta:generator>
    <meta:document-statistic meta:table-count="6" meta:cell-count="59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